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 style:data-style-name="N0"/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BASE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8" table:default-cell-style-name="ce1"/>
        <table:table-column table:style-name="co1" table:default-cell-style-name="Default"/>
        <table:table-column table:style-name="co1" table:default-cell-style-name="ce31"/>
        <table:table-column table:style-name="co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1">
            <text:p><text:s/>ZERO</text:p>
          </table:table-cell>
          <table:covered-table-cell table:number-columns-repeated="7" table:style-name="ce23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5];&quot;0&quot;);TEXT([.D5];&quot;0&quot;);TEXT([.E5];&quot;0&quot;);TEXT([.F5];&quot;0&quot;);TEXT([.G5];&quot;0&quot;);TEXT([.H5];&quot;0&quot;);TEXT([.I5];&quot;0&quot;);TEXT([.J5];&quot;0&quot;))" office:value-type="string" office:string-value="00000000" calcext:value-type="string">
            <text:p>00000000</text:p>
          </table:table-cell>
          <table:table-cell table:style-name="ce3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6];&quot;0&quot;);TEXT([.D6];&quot;0&quot;);TEXT([.E6];&quot;0&quot;);TEXT([.F6];&quot;0&quot;);TEXT([.G6];&quot;0&quot;);TEXT([.H6];&quot;0&quot;);TEXT([.I6];&quot;0&quot;);TEXT([.J6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7];&quot;0&quot;);TEXT([.D7];&quot;0&quot;);TEXT([.E7];&quot;0&quot;);TEXT([.F7];&quot;0&quot;);TEXT([.G7];&quot;0&quot;);TEXT([.H7];&quot;0&quot;);TEXT([.I7];&quot;0&quot;);TEXT([.J7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8];&quot;0&quot;);TEXT([.D8];&quot;0&quot;);TEXT([.E8];&quot;0&quot;);TEXT([.F8];&quot;0&quot;);TEXT([.G8];&quot;0&quot;);TEXT([.H8];&quot;0&quot;);TEXT([.I8];&quot;0&quot;);TEXT([.J8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9];&quot;0&quot;);TEXT([.D9];&quot;0&quot;);TEXT([.E9];&quot;0&quot;);TEXT([.F9];&quot;0&quot;);TEXT([.G9];&quot;0&quot;);TEXT([.H9];&quot;0&quot;);TEXT([.I9];&quot;0&quot;);TEXT([.J9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10];&quot;0&quot;);TEXT([.D10];&quot;0&quot;);TEXT([.E10];&quot;0&quot;);TEXT([.F10];&quot;0&quot;);TEXT([.G10];&quot;0&quot;);TEXT([.H10];&quot;0&quot;);TEXT([.I10];&quot;0&quot;);TEXT([.J10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11];&quot;0&quot;);TEXT([.D11];&quot;0&quot;);TEXT([.E11];&quot;0&quot;);TEXT([.F11];&quot;0&quot;);TEXT([.G11];&quot;0&quot;);TEXT([.H11];&quot;0&quot;);TEXT([.I11];&quot;0&quot;);TEXT([.J11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12];&quot;0&quot;);TEXT([.D12];&quot;0&quot;);TEXT([.E12];&quot;0&quot;);TEXT([.F12];&quot;0&quot;);TEXT([.G12];&quot;0&quot;);TEXT([.H12];&quot;0&quot;);TEXT([.I12];&quot;0&quot;);TEXT([.J12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1">
            <text:p>UN</text:p>
          </table:table-cell>
          <table:covered-table-cell table:number-columns-repeated="7" table:style-name="ce23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16];&quot;0&quot;);TEXT([.D16];&quot;0&quot;);TEXT([.E16];&quot;0&quot;);TEXT([.F16];&quot;0&quot;);TEXT([.G16];&quot;0&quot;);TEXT([.H16];&quot;0&quot;);TEXT([.I16];&quot;0&quot;);TEXT([.J16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TEXT([.C17];&quot;0&quot;);TEXT([.D17];&quot;0&quot;);TEXT([.E17];&quot;0&quot;);TEXT([.F17];&quot;0&quot;);TEXT([.G17];&quot;0&quot;);TEXT([.H17];&quot;0&quot;);TEXT([.I17];&quot;0&quot;);TEXT([.J17];&quot;0&quot;))" office:value-type="string" office:string-value="00011000" calcext:value-type="string">
            <text:p>000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TEXT([.C18];&quot;0&quot;);TEXT([.D18];&quot;0&quot;);TEXT([.E18];&quot;0&quot;);TEXT([.F18];&quot;0&quot;);TEXT([.G18];&quot;0&quot;);TEXT([.H18];&quot;0&quot;);TEXT([.I18];&quot;0&quot;);TEXT([.J18];&quot;0&quot;))" office:value-type="string" office:string-value="00111000" calcext:value-type="string">
            <text:p>001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TEXT([.C19];&quot;0&quot;);TEXT([.D19];&quot;0&quot;);TEXT([.E19];&quot;0&quot;);TEXT([.F19];&quot;0&quot;);TEXT([.G19];&quot;0&quot;);TEXT([.H19];&quot;0&quot;);TEXT([.I19];&quot;0&quot;);TEXT([.J19];&quot;0&quot;))" office:value-type="string" office:string-value="00011000" calcext:value-type="string">
            <text:p>000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TEXT([.C20];&quot;0&quot;);TEXT([.D20];&quot;0&quot;);TEXT([.E20];&quot;0&quot;);TEXT([.F20];&quot;0&quot;);TEXT([.G20];&quot;0&quot;);TEXT([.H20];&quot;0&quot;);TEXT([.I20];&quot;0&quot;);TEXT([.J20];&quot;0&quot;))" office:value-type="string" office:string-value="00011000" calcext:value-type="string">
            <text:p>000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TEXT([.C21];&quot;0&quot;);TEXT([.D21];&quot;0&quot;);TEXT([.E21];&quot;0&quot;);TEXT([.F21];&quot;0&quot;);TEXT([.G21];&quot;0&quot;);TEXT([.H21];&quot;0&quot;);TEXT([.I21];&quot;0&quot;);TEXT([.J21];&quot;0&quot;))" office:value-type="string" office:string-value="00011000" calcext:value-type="string">
            <text:p>000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22];&quot;0&quot;);TEXT([.D22];&quot;0&quot;);TEXT([.E22];&quot;0&quot;);TEXT([.F22];&quot;0&quot;);TEXT([.G22];&quot;0&quot;);TEXT([.H22];&quot;0&quot;);TEXT([.I22];&quot;0&quot;);TEXT([.J22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23];&quot;0&quot;);TEXT([.D23];&quot;0&quot;);TEXT([.E23];&quot;0&quot;);TEXT([.F23];&quot;0&quot;);TEXT([.G23];&quot;0&quot;);TEXT([.H23];&quot;0&quot;);TEXT([.I23];&quot;0&quot;);TEXT([.J23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1">
            <text:p>DEUX</text:p>
          </table:table-cell>
          <table:covered-table-cell table:number-columns-repeated="7" table:style-name="ce23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27];&quot;0&quot;);TEXT([.D27];&quot;0&quot;);TEXT([.E27];&quot;0&quot;);TEXT([.F27];&quot;0&quot;);TEXT([.G27];&quot;0&quot;);TEXT([.H27];&quot;0&quot;);TEXT([.I27];&quot;0&quot;);TEXT([.J27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TEXT([.C28];&quot;0&quot;);TEXT([.D28];&quot;0&quot;);TEXT([.E28];&quot;0&quot;);TEXT([.F28];&quot;0&quot;);TEXT([.G28];&quot;0&quot;);TEXT([.H28];&quot;0&quot;);TEXT([.I28];&quot;0&quot;);TEXT([.J28];&quot;0&quot;))" office:value-type="string" office:string-value="00111000" calcext:value-type="string">
            <text:p>001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29];&quot;0&quot;);TEXT([.D29];&quot;0&quot;);TEXT([.E29];&quot;0&quot;);TEXT([.F29];&quot;0&quot;);TEXT([.G29];&quot;0&quot;);TEXT([.H29];&quot;0&quot;);TEXT([.I29];&quot;0&quot;);TEXT([.J29];&quot;0&quot;))" office:value-type="string" office:string-value="01101100" calcext:value-type="string">
            <text:p>0110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TEXT([.C30];&quot;0&quot;);TEXT([.D30];&quot;0&quot;);TEXT([.E30];&quot;0&quot;);TEXT([.F30];&quot;0&quot;);TEXT([.G30];&quot;0&quot;);TEXT([.H30];&quot;0&quot;);TEXT([.I30];&quot;0&quot;);TEXT([.J30];&quot;0&quot;))" office:value-type="string" office:string-value="00011000" calcext:value-type="string">
            <text:p>000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TEXT([.C31];&quot;0&quot;);TEXT([.D31];&quot;0&quot;);TEXT([.E31];&quot;0&quot;);TEXT([.F31];&quot;0&quot;);TEXT([.G31];&quot;0&quot;);TEXT([.H31];&quot;0&quot;);TEXT([.I31];&quot;0&quot;);TEXT([.J31];&quot;0&quot;))" office:value-type="string" office:string-value="01110000" calcext:value-type="string">
            <text:p>0111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NCATENATE(TEXT([.C32];&quot;0&quot;);TEXT([.D32];&quot;0&quot;);TEXT([.E32];&quot;0&quot;);TEXT([.F32];&quot;0&quot;);TEXT([.G32];&quot;0&quot;);TEXT([.H32];&quot;0&quot;);TEXT([.I32];&quot;0&quot;);TEXT([.J32];&quot;0&quot;))" office:value-type="string" office:string-value="01100000" calcext:value-type="string">
            <text:p>01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33];&quot;0&quot;);TEXT([.D33];&quot;0&quot;);TEXT([.E33];&quot;0&quot;);TEXT([.F33];&quot;0&quot;);TEXT([.G33];&quot;0&quot;);TEXT([.H33];&quot;0&quot;);TEXT([.I33];&quot;0&quot;);TEXT([.J33];&quot;0&quot;))" office:value-type="string" office:string-value="01111100" calcext:value-type="string">
            <text:p>01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34];&quot;0&quot;);TEXT([.D34];&quot;0&quot;);TEXT([.E34];&quot;0&quot;);TEXT([.F34];&quot;0&quot;);TEXT([.G34];&quot;0&quot;);TEXT([.H34];&quot;0&quot;);TEXT([.I34];&quot;0&quot;);TEXT([.J34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table:number-columns-repeated="2"/>
          <table:table-cell table:style-name="ce3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8" table:number-rows-spanned="1">
            <text:p>TROIS</text:p>
          </table:table-cell>
          <table:covered-table-cell table:number-columns-repeated="7" table:style-name="ce24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formula="of:=CONCATENATE(TEXT([.C38];&quot;0&quot;);TEXT([.D38];&quot;0&quot;);TEXT([.E38];&quot;0&quot;);TEXT([.F38];&quot;0&quot;);TEXT([.G38];&quot;0&quot;);TEXT([.H38];&quot;0&quot;);TEXT([.I38];&quot;0&quot;);TEXT([.J38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formula="of:=CONCATENATE(TEXT([.C39];&quot;0&quot;);TEXT([.D39];&quot;0&quot;);TEXT([.E39];&quot;0&quot;);TEXT([.F39];&quot;0&quot;);TEXT([.G39];&quot;0&quot;);TEXT([.H39];&quot;0&quot;);TEXT([.I39];&quot;0&quot;);TEXT([.J39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formula="of:=CONCATENATE(TEXT([.C40];&quot;0&quot;);TEXT([.D40];&quot;0&quot;);TEXT([.E40];&quot;0&quot;);TEXT([.F40];&quot;0&quot;);TEXT([.G40];&quot;0&quot;);TEXT([.H40];&quot;0&quot;);TEXT([.I40];&quot;0&quot;);TEXT([.J40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formula="of:=CONCATENATE(TEXT([.C41];&quot;0&quot;);TEXT([.D41];&quot;0&quot;);TEXT([.E41];&quot;0&quot;);TEXT([.F41];&quot;0&quot;);TEXT([.G41];&quot;0&quot;);TEXT([.H41];&quot;0&quot;);TEXT([.I41];&quot;0&quot;);TEXT([.J41];&quot;0&quot;))" office:value-type="string" office:string-value="00001110" calcext:value-type="string">
            <text:p>0000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formula="of:=CONCATENATE(TEXT([.C42];&quot;0&quot;);TEXT([.D42];&quot;0&quot;);TEXT([.E42];&quot;0&quot;);TEXT([.F42];&quot;0&quot;);TEXT([.G42];&quot;0&quot;);TEXT([.H42];&quot;0&quot;);TEXT([.I42];&quot;0&quot;);TEXT([.J42];&quot;0&quot;))" office:value-type="string" office:string-value="00001110" calcext:value-type="string">
            <text:p>0000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formula="of:=CONCATENATE(TEXT([.C43];&quot;0&quot;);TEXT([.D43];&quot;0&quot;);TEXT([.E43];&quot;0&quot;);TEXT([.F43];&quot;0&quot;);TEXT([.G43];&quot;0&quot;);TEXT([.H43];&quot;0&quot;);TEXT([.I43];&quot;0&quot;);TEXT([.J43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formula="of:=CONCATENATE(TEXT([.C44];&quot;0&quot;);TEXT([.D44];&quot;0&quot;);TEXT([.E44];&quot;0&quot;);TEXT([.F44];&quot;0&quot;);TEXT([.G44];&quot;0&quot;);TEXT([.H44];&quot;0&quot;);TEXT([.I44];&quot;0&quot;);TEXT([.J44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formula="of:=CONCATENATE(TEXT([.C45];&quot;0&quot;);TEXT([.D45];&quot;0&quot;);TEXT([.E45];&quot;0&quot;);TEXT([.F45];&quot;0&quot;);TEXT([.G45];&quot;0&quot;);TEXT([.H45];&quot;0&quot;);TEXT([.I45];&quot;0&quot;);TEXT([.J45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table:number-columns-repeated="2"/>
          <table:table-cell table:style-name="ce5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QUATRE</text:p>
          </table:table-cell>
          <table:covered-table-cell table:number-columns-repeated="7" table:style-name="ce25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/>
          <table:table-cell table:formula="of:=CONCATENATE(TEXT([.C49];&quot;0&quot;);TEXT([.D49];&quot;0&quot;);TEXT([.E49];&quot;0&quot;);TEXT([.F49];&quot;0&quot;);TEXT([.G49];&quot;0&quot;);TEXT([.H49];&quot;0&quot;);TEXT([.I49];&quot;0&quot;);TEXT([.J49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formula="of:=CONCATENATE(TEXT([.C50];&quot;0&quot;);TEXT([.D50];&quot;0&quot;);TEXT([.E50];&quot;0&quot;);TEXT([.F50];&quot;0&quot;);TEXT([.G50];&quot;0&quot;);TEXT([.H50];&quot;0&quot;);TEXT([.I50];&quot;0&quot;);TEXT([.J50];&quot;0&quot;))" office:value-type="string" office:string-value="00100100" calcext:value-type="string">
            <text:p>00100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CONCATENATE(TEXT([.C51];&quot;0&quot;);TEXT([.D51];&quot;0&quot;);TEXT([.E51];&quot;0&quot;);TEXT([.F51];&quot;0&quot;);TEXT([.G51];&quot;0&quot;);TEXT([.H51];&quot;0&quot;);TEXT([.I51];&quot;0&quot;);TEXT([.J51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CONCATENATE(TEXT([.C52];&quot;0&quot;);TEXT([.D52];&quot;0&quot;);TEXT([.E52];&quot;0&quot;);TEXT([.F52];&quot;0&quot;);TEXT([.G52];&quot;0&quot;);TEXT([.H52];&quot;0&quot;);TEXT([.I52];&quot;0&quot;);TEXT([.J52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CONCATENATE(TEXT([.C53];&quot;0&quot;);TEXT([.D53];&quot;0&quot;);TEXT([.E53];&quot;0&quot;);TEXT([.F53];&quot;0&quot;);TEXT([.G53];&quot;0&quot;);TEXT([.H53];&quot;0&quot;);TEXT([.I53];&quot;0&quot;);TEXT([.J53];&quot;0&quot;)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CONCATENATE(TEXT([.C54];&quot;0&quot;);TEXT([.D54];&quot;0&quot;);TEXT([.E54];&quot;0&quot;);TEXT([.F54];&quot;0&quot;);TEXT([.G54];&quot;0&quot;);TEXT([.H54];&quot;0&quot;);TEXT([.I54];&quot;0&quot;);TEXT([.J54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CONCATENATE(TEXT([.C55];&quot;0&quot;);TEXT([.D55];&quot;0&quot;);TEXT([.E55];&quot;0&quot;);TEXT([.F55];&quot;0&quot;);TEXT([.G55];&quot;0&quot;);TEXT([.H55];&quot;0&quot;);TEXT([.I55];&quot;0&quot;);TEXT([.J55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/>
          <table:table-cell table:formula="of:=CONCATENATE(TEXT([.C56];&quot;0&quot;);TEXT([.D56];&quot;0&quot;);TEXT([.E56];&quot;0&quot;);TEXT([.F56];&quot;0&quot;);TEXT([.G56];&quot;0&quot;);TEXT([.H56];&quot;0&quot;);TEXT([.I56];&quot;0&quot;);TEXT([.J56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table:number-columns-repeated="2"/>
          <table:table-cell table:style-name="ce8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8" table:number-rows-spanned="1">
            <text:p>CINQ</text:p>
          </table:table-cell>
          <table:covered-table-cell table:number-columns-repeated="7" table:style-name="ce26"/>
          <table:table-cell table:number-columns-repeated="3"/>
        </table:table-row>
        <table:table-row table:style-name="ro1">
          <table:table-cell table:number-columns-repeated="2"/>
          <table:table-cell table:style-name="ce10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/>
          <table:table-cell table:formula="of:=CONCATENATE(TEXT([.C60];&quot;0&quot;);TEXT([.D60];&quot;0&quot;);TEXT([.E60];&quot;0&quot;);TEXT([.F60];&quot;0&quot;);TEXT([.G60];&quot;0&quot;);TEXT([.H60];&quot;0&quot;);TEXT([.I60];&quot;0&quot;);TEXT([.J60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formula="of:=CONCATENATE(TEXT([.C61];&quot;0&quot;);TEXT([.D61];&quot;0&quot;);TEXT([.E61];&quot;0&quot;);TEXT([.F61];&quot;0&quot;);TEXT([.G61];&quot;0&quot;);TEXT([.H61];&quot;0&quot;);TEXT([.I61];&quot;0&quot;);TEXT([.J61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/>
          <table:table-cell table:formula="of:=CONCATENATE(TEXT([.C62];&quot;0&quot;);TEXT([.D62];&quot;0&quot;);TEXT([.E62];&quot;0&quot;);TEXT([.F62];&quot;0&quot;);TEXT([.G62];&quot;0&quot;);TEXT([.H62];&quot;0&quot;);TEXT([.I62];&quot;0&quot;);TEXT([.J62];&quot;0&quot;))" office:value-type="string" office:string-value="01100000" calcext:value-type="string">
            <text:p>01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formula="of:=CONCATENATE(TEXT([.C63];&quot;0&quot;);TEXT([.D63];&quot;0&quot;);TEXT([.E63];&quot;0&quot;);TEXT([.F63];&quot;0&quot;);TEXT([.G63];&quot;0&quot;);TEXT([.H63];&quot;0&quot;);TEXT([.I63];&quot;0&quot;);TEXT([.J63];&quot;0&quot;))" office:value-type="string" office:string-value="01111100" calcext:value-type="string">
            <text:p>01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CONCATENATE(TEXT([.C64];&quot;0&quot;);TEXT([.D64];&quot;0&quot;);TEXT([.E64];&quot;0&quot;);TEXT([.F64];&quot;0&quot;);TEXT([.G64];&quot;0&quot;);TEXT([.H64];&quot;0&quot;);TEXT([.I64];&quot;0&quot;);TEXT([.J64];&quot;0&quot;)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CONCATENATE(TEXT([.C65];&quot;0&quot;);TEXT([.D65];&quot;0&quot;);TEXT([.E65];&quot;0&quot;);TEXT([.F65];&quot;0&quot;);TEXT([.G65];&quot;0&quot;);TEXT([.H65];&quot;0&quot;);TEXT([.I65];&quot;0&quot;);TEXT([.J65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formula="of:=CONCATENATE(TEXT([.C66];&quot;0&quot;);TEXT([.D66];&quot;0&quot;);TEXT([.E66];&quot;0&quot;);TEXT([.F66];&quot;0&quot;);TEXT([.G66];&quot;0&quot;);TEXT([.H66];&quot;0&quot;);TEXT([.I66];&quot;0&quot;);TEXT([.J66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/>
          <table:table-cell table:formula="of:=CONCATENATE(TEXT([.C67];&quot;0&quot;);TEXT([.D67];&quot;0&quot;);TEXT([.E67];&quot;0&quot;);TEXT([.F67];&quot;0&quot;);TEXT([.G67];&quot;0&quot;);TEXT([.H67];&quot;0&quot;);TEXT([.I67];&quot;0&quot;);TEXT([.J67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8" table:number-rows-spanned="1">
            <text:p>SIX</text:p>
          </table:table-cell>
          <table:covered-table-cell table:number-columns-repeated="7" table:style-name="ce27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/>
          <table:table-cell table:formula="of:=CONCATENATE(TEXT([.C71];&quot;0&quot;);TEXT([.D71];&quot;0&quot;);TEXT([.E71];&quot;0&quot;);TEXT([.F71];&quot;0&quot;);TEXT([.G71];&quot;0&quot;);TEXT([.H71];&quot;0&quot;);TEXT([.I71];&quot;0&quot;);TEXT([.J71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CONCATENATE(TEXT([.C72];&quot;0&quot;);TEXT([.D72];&quot;0&quot;);TEXT([.E72];&quot;0&quot;);TEXT([.F72];&quot;0&quot;);TEXT([.G72];&quot;0&quot;);TEXT([.H72];&quot;0&quot;);TEXT([.I72];&quot;0&quot;);TEXT([.J72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/>
          <table:table-cell table:formula="of:=CONCATENATE(TEXT([.C73];&quot;0&quot;);TEXT([.D73];&quot;0&quot;);TEXT([.E73];&quot;0&quot;);TEXT([.F73];&quot;0&quot;);TEXT([.G73];&quot;0&quot;);TEXT([.H73];&quot;0&quot;);TEXT([.I73];&quot;0&quot;);TEXT([.J73];&quot;0&quot;))" office:value-type="string" office:string-value="01100000" calcext:value-type="string">
            <text:p>01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CONCATENATE(TEXT([.C74];&quot;0&quot;);TEXT([.D74];&quot;0&quot;);TEXT([.E74];&quot;0&quot;);TEXT([.F74];&quot;0&quot;);TEXT([.G74];&quot;0&quot;);TEXT([.H74];&quot;0&quot;);TEXT([.I74];&quot;0&quot;);TEXT([.J74];&quot;0&quot;))" office:value-type="string" office:string-value="01111100" calcext:value-type="string">
            <text:p>01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CONCATENATE(TEXT([.C75];&quot;0&quot;);TEXT([.D75];&quot;0&quot;);TEXT([.E75];&quot;0&quot;);TEXT([.F75];&quot;0&quot;);TEXT([.G75];&quot;0&quot;);TEXT([.H75];&quot;0&quot;);TEXT([.I75];&quot;0&quot;);TEXT([.J75];&quot;0&quot;))" office:value-type="string" office:string-value="01111110" calcext:value-type="string">
            <text:p>01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CONCATENATE(TEXT([.C76];&quot;0&quot;);TEXT([.D76];&quot;0&quot;);TEXT([.E76];&quot;0&quot;);TEXT([.F76];&quot;0&quot;);TEXT([.G76];&quot;0&quot;);TEXT([.H76];&quot;0&quot;);TEXT([.I76];&quot;0&quot;);TEXT([.J76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CONCATENATE(TEXT([.C77];&quot;0&quot;);TEXT([.D77];&quot;0&quot;);TEXT([.E77];&quot;0&quot;);TEXT([.F77];&quot;0&quot;);TEXT([.G77];&quot;0&quot;);TEXT([.H77];&quot;0&quot;);TEXT([.I77];&quot;0&quot;);TEXT([.J77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/>
          <table:table-cell table:formula="of:=CONCATENATE(TEXT([.C78];&quot;0&quot;);TEXT([.D78];&quot;0&quot;);TEXT([.E78];&quot;0&quot;);TEXT([.F78];&quot;0&quot;);TEXT([.G78];&quot;0&quot;);TEXT([.H78];&quot;0&quot;);TEXT([.I78];&quot;0&quot;);TEXT([.J78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2"/>
          <table:table-cell table:style-name="ce13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8" table:number-rows-spanned="1">
            <text:p>SEPT</text:p>
          </table:table-cell>
          <table:covered-table-cell table:number-columns-repeated="7" table:style-name="ce28"/>
          <table:table-cell table:number-columns-repeated="3"/>
        </table:table-row>
        <table:table-row table:style-name="ro1">
          <table:table-cell table:number-columns-repeated="2"/>
          <table:table-cell table:style-name="ce15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/>
          <table:table-cell table:formula="of:=CONCATENATE(TEXT([.C82];&quot;0&quot;);TEXT([.D82];&quot;0&quot;);TEXT([.E82];&quot;0&quot;);TEXT([.F82];&quot;0&quot;);TEXT([.G82];&quot;0&quot;);TEXT([.H82];&quot;0&quot;);TEXT([.I82];&quot;0&quot;);TEXT([.J82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formula="of:=CONCATENATE(TEXT([.C83];&quot;0&quot;);TEXT([.D83];&quot;0&quot;);TEXT([.E83];&quot;0&quot;);TEXT([.F83];&quot;0&quot;);TEXT([.G83];&quot;0&quot;);TEXT([.H83];&quot;0&quot;);TEXT([.I83];&quot;0&quot;);TEXT([.J83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CONCATENATE(TEXT([.C84];&quot;0&quot;);TEXT([.D84];&quot;0&quot;);TEXT([.E84];&quot;0&quot;);TEXT([.F84];&quot;0&quot;);TEXT([.G84];&quot;0&quot;);TEXT([.H84];&quot;0&quot;);TEXT([.I84];&quot;0&quot;);TEXT([.J84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CONCATENATE(TEXT([.C85];&quot;0&quot;);TEXT([.D85];&quot;0&quot;);TEXT([.E85];&quot;0&quot;);TEXT([.F85];&quot;0&quot;);TEXT([.G85];&quot;0&quot;);TEXT([.H85];&quot;0&quot;);TEXT([.I85];&quot;0&quot;);TEXT([.J85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CONCATENATE(TEXT([.C86];&quot;0&quot;);TEXT([.D86];&quot;0&quot;);TEXT([.E86];&quot;0&quot;);TEXT([.F86];&quot;0&quot;);TEXT([.G86];&quot;0&quot;);TEXT([.H86];&quot;0&quot;);TEXT([.I86];&quot;0&quot;);TEXT([.J86];&quot;0&quot;))" office:value-type="string" office:string-value="00011110" calcext:value-type="string">
            <text:p>000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CONCATENATE(TEXT([.C87];&quot;0&quot;);TEXT([.D87];&quot;0&quot;);TEXT([.E87];&quot;0&quot;);TEXT([.F87];&quot;0&quot;);TEXT([.G87];&quot;0&quot;);TEXT([.H87];&quot;0&quot;);TEXT([.I87];&quot;0&quot;);TEXT([.J87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CONCATENATE(TEXT([.C88];&quot;0&quot;);TEXT([.D88];&quot;0&quot;);TEXT([.E88];&quot;0&quot;);TEXT([.F88];&quot;0&quot;);TEXT([.G88];&quot;0&quot;);TEXT([.H88];&quot;0&quot;);TEXT([.I88];&quot;0&quot;);TEXT([.J88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/>
          <table:table-cell table:formula="of:=CONCATENATE(TEXT([.C89];&quot;0&quot;);TEXT([.D89];&quot;0&quot;);TEXT([.E89];&quot;0&quot;);TEXT([.F89];&quot;0&quot;);TEXT([.G89];&quot;0&quot;);TEXT([.H89];&quot;0&quot;);TEXT([.I89];&quot;0&quot;);TEXT([.J89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2"/>
          <table:table-cell table:style-name="ce16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8" table:number-rows-spanned="1">
            <text:p>HUIT</text:p>
          </table:table-cell>
          <table:covered-table-cell table:number-columns-repeated="7" table:style-name="ce29"/>
          <table:table-cell table:number-columns-repeated="3"/>
        </table:table-row>
        <table:table-row table:style-name="ro1">
          <table:table-cell table:number-columns-repeated="2"/>
          <table:table-cell table:style-name="ce18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/>
          <table:table-cell table:formula="of:=CONCATENATE(TEXT([.C93];&quot;0&quot;);TEXT([.D93];&quot;0&quot;);TEXT([.E93];&quot;0&quot;);TEXT([.F93];&quot;0&quot;);TEXT([.G93];&quot;0&quot;);TEXT([.H93];&quot;0&quot;);TEXT([.I93];&quot;0&quot;);TEXT([.J93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/>
          <table:table-cell table:formula="of:=CONCATENATE(TEXT([.C94];&quot;0&quot;);TEXT([.D94];&quot;0&quot;);TEXT([.E94];&quot;0&quot;);TEXT([.F94];&quot;0&quot;);TEXT([.G94];&quot;0&quot;);TEXT([.H94];&quot;0&quot;);TEXT([.I94];&quot;0&quot;);TEXT([.J94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TEXT([.C95];&quot;0&quot;);TEXT([.D95];&quot;0&quot;);TEXT([.E95];&quot;0&quot;);TEXT([.F95];&quot;0&quot;);TEXT([.G95];&quot;0&quot;);TEXT([.H95];&quot;0&quot;);TEXT([.I95];&quot;0&quot;);TEXT([.J95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TEXT([.C96];&quot;0&quot;);TEXT([.D96];&quot;0&quot;);TEXT([.E96];&quot;0&quot;);TEXT([.F96];&quot;0&quot;);TEXT([.G96];&quot;0&quot;);TEXT([.H96];&quot;0&quot;);TEXT([.I96];&quot;0&quot;);TEXT([.J96];&quot;0&quot;))" office:value-type="string" office:string-value="01111110" calcext:value-type="string">
            <text:p>01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TEXT([.C97];&quot;0&quot;);TEXT([.D97];&quot;0&quot;);TEXT([.E97];&quot;0&quot;);TEXT([.F97];&quot;0&quot;);TEXT([.G97];&quot;0&quot;);TEXT([.H97];&quot;0&quot;);TEXT([.I97];&quot;0&quot;);TEXT([.J97];&quot;0&quot;))" office:value-type="string" office:string-value="01111110" calcext:value-type="string">
            <text:p>01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TEXT([.C98];&quot;0&quot;);TEXT([.D98];&quot;0&quot;);TEXT([.E98];&quot;0&quot;);TEXT([.F98];&quot;0&quot;);TEXT([.G98];&quot;0&quot;);TEXT([.H98];&quot;0&quot;);TEXT([.I98];&quot;0&quot;);TEXT([.J98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/>
          <table:table-cell table:formula="of:=CONCATENATE(TEXT([.C99];&quot;0&quot;);TEXT([.D99];&quot;0&quot;);TEXT([.E99];&quot;0&quot;);TEXT([.F99];&quot;0&quot;);TEXT([.G99];&quot;0&quot;);TEXT([.H99];&quot;0&quot;);TEXT([.I99];&quot;0&quot;);TEXT([.J99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/>
          <table:table-cell table:formula="of:=CONCATENATE(TEXT([.C100];&quot;0&quot;);TEXT([.D100];&quot;0&quot;);TEXT([.E100];&quot;0&quot;);TEXT([.F100];&quot;0&quot;);TEXT([.G100];&quot;0&quot;);TEXT([.H100];&quot;0&quot;);TEXT([.I100];&quot;0&quot;);TEXT([.J100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2"/>
          <table:table-cell table:style-name="ce19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8" table:number-rows-spanned="1">
            <text:p>NEUF</text:p>
          </table:table-cell>
          <table:covered-table-cell table:number-columns-repeated="7" table:style-name="ce30"/>
          <table:table-cell table:number-columns-repeated="3"/>
        </table:table-row>
        <table:table-row table:style-name="ro1">
          <table:table-cell table:number-columns-repeated="2"/>
          <table:table-cell table:style-name="ce21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/>
          <table:table-cell table:formula="of:=CONCATENATE(TEXT([.C104];&quot;0&quot;);TEXT([.D104];&quot;0&quot;);TEXT([.E104];&quot;0&quot;);TEXT([.F104];&quot;0&quot;);TEXT([.G104];&quot;0&quot;);TEXT([.H104];&quot;0&quot;);TEXT([.I104];&quot;0&quot;);TEXT([.J104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formula="of:=CONCATENATE(TEXT([.C105];&quot;0&quot;);TEXT([.D105];&quot;0&quot;);TEXT([.E105];&quot;0&quot;);TEXT([.F105];&quot;0&quot;);TEXT([.G105];&quot;0&quot;);TEXT([.H105];&quot;0&quot;);TEXT([.I105];&quot;0&quot;);TEXT([.J105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formula="of:=CONCATENATE(TEXT([.C106];&quot;0&quot;);TEXT([.D106];&quot;0&quot;);TEXT([.E106];&quot;0&quot;);TEXT([.F106];&quot;0&quot;);TEXT([.G106];&quot;0&quot;);TEXT([.H106];&quot;0&quot;);TEXT([.I106];&quot;0&quot;);TEXT([.J106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6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formula="of:=CONCATENATE(TEXT([.C107];&quot;0&quot;);TEXT([.D107];&quot;0&quot;);TEXT([.E107];&quot;0&quot;);TEXT([.F107];&quot;0&quot;);TEXT([.G107];&quot;0&quot;);TEXT([.H107];&quot;0&quot;);TEXT([.I107];&quot;0&quot;);TEXT([.J107];&quot;0&quot;))" office:value-type="string" office:string-value="01111110" calcext:value-type="string">
            <text:p>01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formula="of:=CONCATENATE(TEXT([.C108];&quot;0&quot;);TEXT([.D108];&quot;0&quot;);TEXT([.E108];&quot;0&quot;);TEXT([.F108];&quot;0&quot;);TEXT([.G108];&quot;0&quot;);TEXT([.H108];&quot;0&quot;);TEXT([.I108];&quot;0&quot;);TEXT([.J108];&quot;0&quot;)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formula="of:=CONCATENATE(TEXT([.C109];&quot;0&quot;);TEXT([.D109];&quot;0&quot;);TEXT([.E109];&quot;0&quot;);TEXT([.F109];&quot;0&quot;);TEXT([.G109];&quot;0&quot;);TEXT([.H109];&quot;0&quot;);TEXT([.I109];&quot;0&quot;);TEXT([.J109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formula="of:=CONCATENATE(TEXT([.C110];&quot;0&quot;);TEXT([.D110];&quot;0&quot;);TEXT([.E110];&quot;0&quot;);TEXT([.F110];&quot;0&quot;);TEXT([.G110];&quot;0&quot;);TEXT([.H110];&quot;0&quot;);TEXT([.I110];&quot;0&quot;);TEXT([.J110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/>
          <table:table-cell table:formula="of:=CONCATENATE(TEXT([.C111];&quot;0&quot;);TEXT([.D111];&quot;0&quot;);TEXT([.E111];&quot;0&quot;);TEXT([.F111];&quot;0&quot;);TEXT([.G111];&quot;0&quot;);TEXT([.H111];&quot;0&quot;);TEXT([.I111];&quot;0&quot;);TEXT([.J111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2"/>
          <table:table-cell table:style-name="ce22" table:number-columns-repeated="8"/>
          <table:table-cell table:number-columns-repeated="3"/>
        </table:table-row>
        <table:table-row table:style-name="ro2" table:number-rows-repeated="1048463">
          <table:table-cell table:number-columns-repeated="13"/>
        </table:table-row>
        <table:table-row table:style-name="ro2">
          <table:table-cell table:number-columns-repeated="13"/>
        </table:table-row>
        <calcext:conditional-formats>
          <calcext:conditional-format calcext:target-range-address="BASE.C103:BASE.J1048576 BASE.C1:BASE.J34 BASE.C47:BASE.J56 BASE.C68:BASE.J68 BASE.C81:BASE.J9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35:BASE.J4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46:BASE.J5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58:BASE.J6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57:BASE.J6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79:BASE.J7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69:BASE.J7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69:BASE.J7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90:BASE.J9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80:BASE.J8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80:BASE.J8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92:BASE.J10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101:BASE.J10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91:BASE.J10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91:BASE.J10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103:BASE.J1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112:BASE.J1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102:BASE.J1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102:BASE.J1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</calcext:conditional-formats>
      </table:table>
      <table:table table:name="NUM 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8" table:default-cell-style-name="ce33"/>
        <table:table-column table:style-name="co1" table:default-cell-style-name="Default"/>
        <table:table-column table:style-name="co1" table:default-cell-style-name="ce31"/>
        <table:table-column table:style-name="co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8" table:number-rows-spanned="1">
            <text:p><text:s/>ZERO</text:p>
          </table:table-cell>
          <table:covered-table-cell table:number-columns-repeated="7" table:style-name="ce5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5];&quot;0&quot;);TEXT([.D5];&quot;0&quot;);TEXT([.E5];&quot;0&quot;);TEXT([.F5];&quot;0&quot;);TEXT([.G5];&quot;0&quot;);TEXT([.H5];&quot;0&quot;);TEXT([.I5];&quot;0&quot;);TEXT([.J5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6];&quot;0&quot;);TEXT([.D6];&quot;0&quot;);TEXT([.E6];&quot;0&quot;);TEXT([.F6];&quot;0&quot;);TEXT([.G6];&quot;0&quot;);TEXT([.H6];&quot;0&quot;);TEXT([.I6];&quot;0&quot;);TEXT([.J6];&quot;0&quot;))" office:value-type="string" office:string-value="00011110" calcext:value-type="string">
            <text:p>000111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TEXT([.C7];&quot;0&quot;);TEXT([.D7];&quot;0&quot;);TEXT([.E7];&quot;0&quot;);TEXT([.F7];&quot;0&quot;);TEXT([.G7];&quot;0&quot;);TEXT([.H7];&quot;0&quot;);TEXT([.I7];&quot;0&quot;);TEXT([.J7];&quot;0&quot;))" office:value-type="string" office:string-value="00110011" calcext:value-type="string">
            <text:p>00110011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TEXT([.C8];&quot;0&quot;);TEXT([.D8];&quot;0&quot;);TEXT([.E8];&quot;0&quot;);TEXT([.F8];&quot;0&quot;);TEXT([.G8];&quot;0&quot;);TEXT([.H8];&quot;0&quot;);TEXT([.I8];&quot;0&quot;);TEXT([.J8];&quot;0&quot;))" office:value-type="string" office:string-value="00110011" calcext:value-type="string">
            <text:p>00110011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TEXT([.C9];&quot;0&quot;);TEXT([.D9];&quot;0&quot;);TEXT([.E9];&quot;0&quot;);TEXT([.F9];&quot;0&quot;);TEXT([.G9];&quot;0&quot;);TEXT([.H9];&quot;0&quot;);TEXT([.I9];&quot;0&quot;);TEXT([.J9];&quot;0&quot;))" office:value-type="string" office:string-value="00110011" calcext:value-type="string">
            <text:p>00110011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TEXT([.C10];&quot;0&quot;);TEXT([.D10];&quot;0&quot;);TEXT([.E10];&quot;0&quot;);TEXT([.F10];&quot;0&quot;);TEXT([.G10];&quot;0&quot;);TEXT([.H10];&quot;0&quot;);TEXT([.I10];&quot;0&quot;);TEXT([.J10];&quot;0&quot;))" office:value-type="string" office:string-value="00110011" calcext:value-type="string">
            <text:p>00110011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11];&quot;0&quot;);TEXT([.D11];&quot;0&quot;);TEXT([.E11];&quot;0&quot;);TEXT([.F11];&quot;0&quot;);TEXT([.G11];&quot;0&quot;);TEXT([.H11];&quot;0&quot;);TEXT([.I11];&quot;0&quot;);TEXT([.J11];&quot;0&quot;))" office:value-type="string" office:string-value="00011110" calcext:value-type="string">
            <text:p>000111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12];&quot;0&quot;);TEXT([.D12];&quot;0&quot;);TEXT([.E12];&quot;0&quot;);TEXT([.F12];&quot;0&quot;);TEXT([.G12];&quot;0&quot;);TEXT([.H12];&quot;0&quot;);TEXT([.I12];&quot;0&quot;);TEXT([.J12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8" table:number-rows-spanned="1">
            <text:p>UN</text:p>
          </table:table-cell>
          <table:covered-table-cell table:number-columns-repeated="7" table:style-name="ce5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16];&quot;0&quot;);TEXT([.D16];&quot;0&quot;);TEXT([.E16];&quot;0&quot;);TEXT([.F16];&quot;0&quot;);TEXT([.G16];&quot;0&quot;);TEXT([.H16];&quot;0&quot;);TEXT([.I16];&quot;0&quot;);TEXT([.J16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17];&quot;0&quot;);TEXT([.D17];&quot;0&quot;);TEXT([.E17];&quot;0&quot;);TEXT([.F17];&quot;0&quot;);TEXT([.G17];&quot;0&quot;);TEXT([.H17];&quot;0&quot;);TEXT([.I17];&quot;0&quot;);TEXT([.J17];&quot;0&quot;))" office:value-type="string" office:string-value="00001100" calcext:value-type="string">
            <text:p>00001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18];&quot;0&quot;);TEXT([.D18];&quot;0&quot;);TEXT([.E18];&quot;0&quot;);TEXT([.F18];&quot;0&quot;);TEXT([.G18];&quot;0&quot;);TEXT([.H18];&quot;0&quot;);TEXT([.I18];&quot;0&quot;);TEXT([.J18];&quot;0&quot;))" office:value-type="string" office:string-value="00011100" calcext:value-type="string">
            <text:p>00011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19];&quot;0&quot;);TEXT([.D19];&quot;0&quot;);TEXT([.E19];&quot;0&quot;);TEXT([.F19];&quot;0&quot;);TEXT([.G19];&quot;0&quot;);TEXT([.H19];&quot;0&quot;);TEXT([.I19];&quot;0&quot;);TEXT([.J19];&quot;0&quot;))" office:value-type="string" office:string-value="00001100" calcext:value-type="string">
            <text:p>00001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20];&quot;0&quot;);TEXT([.D20];&quot;0&quot;);TEXT([.E20];&quot;0&quot;);TEXT([.F20];&quot;0&quot;);TEXT([.G20];&quot;0&quot;);TEXT([.H20];&quot;0&quot;);TEXT([.I20];&quot;0&quot;);TEXT([.J20];&quot;0&quot;))" office:value-type="string" office:string-value="00001100" calcext:value-type="string">
            <text:p>00001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21];&quot;0&quot;);TEXT([.D21];&quot;0&quot;);TEXT([.E21];&quot;0&quot;);TEXT([.F21];&quot;0&quot;);TEXT([.G21];&quot;0&quot;);TEXT([.H21];&quot;0&quot;);TEXT([.I21];&quot;0&quot;);TEXT([.J21];&quot;0&quot;))" office:value-type="string" office:string-value="00001100" calcext:value-type="string">
            <text:p>00001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22];&quot;0&quot;);TEXT([.D22];&quot;0&quot;);TEXT([.E22];&quot;0&quot;);TEXT([.F22];&quot;0&quot;);TEXT([.G22];&quot;0&quot;);TEXT([.H22];&quot;0&quot;);TEXT([.I22];&quot;0&quot;);TEXT([.J22];&quot;0&quot;))" office:value-type="string" office:string-value="00011110" calcext:value-type="string">
            <text:p>000111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23];&quot;0&quot;);TEXT([.D23];&quot;0&quot;);TEXT([.E23];&quot;0&quot;);TEXT([.F23];&quot;0&quot;);TEXT([.G23];&quot;0&quot;);TEXT([.H23];&quot;0&quot;);TEXT([.I23];&quot;0&quot;);TEXT([.J23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8" table:number-rows-spanned="1">
            <text:p>DEUX</text:p>
          </table:table-cell>
          <table:covered-table-cell table:number-columns-repeated="7" table:style-name="ce5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27];&quot;0&quot;);TEXT([.D27];&quot;0&quot;);TEXT([.E27];&quot;0&quot;);TEXT([.F27];&quot;0&quot;);TEXT([.G27];&quot;0&quot;);TEXT([.H27];&quot;0&quot;);TEXT([.I27];&quot;0&quot;);TEXT([.J27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28];&quot;0&quot;);TEXT([.D28];&quot;0&quot;);TEXT([.E28];&quot;0&quot;);TEXT([.F28];&quot;0&quot;);TEXT([.G28];&quot;0&quot;);TEXT([.H28];&quot;0&quot;);TEXT([.I28];&quot;0&quot;);TEXT([.J28];&quot;0&quot;))" office:value-type="string" office:string-value="00011110" calcext:value-type="string">
            <text:p>000111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TEXT([.C29];&quot;0&quot;);TEXT([.D29];&quot;0&quot;);TEXT([.E29];&quot;0&quot;);TEXT([.F29];&quot;0&quot;);TEXT([.G29];&quot;0&quot;);TEXT([.H29];&quot;0&quot;);TEXT([.I29];&quot;0&quot;);TEXT([.J29];&quot;0&quot;))" office:value-type="string" office:string-value="00110011" calcext:value-type="string">
            <text:p>00110011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TEXT([.C30];&quot;0&quot;);TEXT([.D30];&quot;0&quot;);TEXT([.E30];&quot;0&quot;);TEXT([.F30];&quot;0&quot;);TEXT([.G30];&quot;0&quot;);TEXT([.H30];&quot;0&quot;);TEXT([.I30];&quot;0&quot;);TEXT([.J30];&quot;0&quot;))" office:value-type="string" office:string-value="00000011" calcext:value-type="string">
            <text:p>00000011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31];&quot;0&quot;);TEXT([.D31];&quot;0&quot;);TEXT([.E31];&quot;0&quot;);TEXT([.F31];&quot;0&quot;);TEXT([.G31];&quot;0&quot;);TEXT([.H31];&quot;0&quot;);TEXT([.I31];&quot;0&quot;);TEXT([.J31];&quot;0&quot;))" office:value-type="string" office:string-value="00011110" calcext:value-type="string">
            <text:p>000111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TEXT([.C32];&quot;0&quot;);TEXT([.D32];&quot;0&quot;);TEXT([.E32];&quot;0&quot;);TEXT([.F32];&quot;0&quot;);TEXT([.G32];&quot;0&quot;);TEXT([.H32];&quot;0&quot;);TEXT([.I32];&quot;0&quot;);TEXT([.J32];&quot;0&quot;))" office:value-type="string" office:string-value="00110000" calcext:value-type="string">
            <text:p>0011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NCATENATE(TEXT([.C33];&quot;0&quot;);TEXT([.D33];&quot;0&quot;);TEXT([.E33];&quot;0&quot;);TEXT([.F33];&quot;0&quot;);TEXT([.G33];&quot;0&quot;);TEXT([.H33];&quot;0&quot;);TEXT([.I33];&quot;0&quot;);TEXT([.J33];&quot;0&quot;))" office:value-type="string" office:string-value="00111111" calcext:value-type="string">
            <text:p>00111111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34];&quot;0&quot;);TEXT([.D34];&quot;0&quot;);TEXT([.E34];&quot;0&quot;);TEXT([.F34];&quot;0&quot;);TEXT([.G34];&quot;0&quot;);TEXT([.H34];&quot;0&quot;);TEXT([.I34];&quot;0&quot;);TEXT([.J34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ce35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8" table:number-rows-spanned="1">
            <text:p>TROIS</text:p>
          </table:table-cell>
          <table:covered-table-cell table:number-columns-repeated="7" table:style-name="ce58"/>
          <table:table-cell table:number-columns-repeated="3"/>
        </table:table-row>
        <table:table-row table:style-name="ro1">
          <table:table-cell table:number-columns-repeated="2"/>
          <table:table-cell table:style-name="ce35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35" office:value-type="float" office:value="0" calcext:value-type="float">
            <text:p>0</text:p>
          </table:table-cell>
          <table:table-cell/>
          <table:table-cell table:formula="of:=CONCATENATE(TEXT([.C38];&quot;0&quot;);TEXT([.D38];&quot;0&quot;);TEXT([.E38];&quot;0&quot;);TEXT([.F38];&quot;0&quot;);TEXT([.G38];&quot;0&quot;);TEXT([.H38];&quot;0&quot;);TEXT([.I38];&quot;0&quot;);TEXT([.J38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number-columns-repeated="4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formula="of:=CONCATENATE(TEXT([.C39];&quot;0&quot;);TEXT([.D39];&quot;0&quot;);TEXT([.E39];&quot;0&quot;);TEXT([.F39];&quot;0&quot;);TEXT([.G39];&quot;0&quot;);TEXT([.H39];&quot;0&quot;);TEXT([.I39];&quot;0&quot;);TEXT([.J39];&quot;0&quot;))" office:value-type="string" office:string-value="00011110" calcext:value-type="string">
            <text:p>000111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/>
          <table:table-cell table:formula="of:=CONCATENATE(TEXT([.C40];&quot;0&quot;);TEXT([.D40];&quot;0&quot;);TEXT([.E40];&quot;0&quot;);TEXT([.F40];&quot;0&quot;);TEXT([.G40];&quot;0&quot;);TEXT([.H40];&quot;0&quot;);TEXT([.I40];&quot;0&quot;);TEXT([.J40];&quot;0&quot;))" office:value-type="string" office:string-value="00110011" calcext:value-type="string">
            <text:p>00110011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/>
          <table:table-cell table:formula="of:=CONCATENATE(TEXT([.C41];&quot;0&quot;);TEXT([.D41];&quot;0&quot;);TEXT([.E41];&quot;0&quot;);TEXT([.F41];&quot;0&quot;);TEXT([.G41];&quot;0&quot;);TEXT([.H41];&quot;0&quot;);TEXT([.I41];&quot;0&quot;);TEXT([.J41];&quot;0&quot;))" office:value-type="string" office:string-value="00000011" calcext:value-type="string">
            <text:p>00000011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formula="of:=CONCATENATE(TEXT([.C42];&quot;0&quot;);TEXT([.D42];&quot;0&quot;);TEXT([.E42];&quot;0&quot;);TEXT([.F42];&quot;0&quot;);TEXT([.G42];&quot;0&quot;);TEXT([.H42];&quot;0&quot;);TEXT([.I42];&quot;0&quot;);TEXT([.J42];&quot;0&quot;))" office:value-type="string" office:string-value="00000110" calcext:value-type="string">
            <text:p>000001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/>
          <table:table-cell table:formula="of:=CONCATENATE(TEXT([.C43];&quot;0&quot;);TEXT([.D43];&quot;0&quot;);TEXT([.E43];&quot;0&quot;);TEXT([.F43];&quot;0&quot;);TEXT([.G43];&quot;0&quot;);TEXT([.H43];&quot;0&quot;);TEXT([.I43];&quot;0&quot;);TEXT([.J43];&quot;0&quot;))" office:value-type="string" office:string-value="00110011" calcext:value-type="string">
            <text:p>00110011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number-columns-repeated="4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formula="of:=CONCATENATE(TEXT([.C44];&quot;0&quot;);TEXT([.D44];&quot;0&quot;);TEXT([.E44];&quot;0&quot;);TEXT([.F44];&quot;0&quot;);TEXT([.G44];&quot;0&quot;);TEXT([.H44];&quot;0&quot;);TEXT([.I44];&quot;0&quot;);TEXT([.J44];&quot;0&quot;))" office:value-type="string" office:string-value="00011110" calcext:value-type="string">
            <text:p>000111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35" office:value-type="float" office:value="0" calcext:value-type="float">
            <text:p>0</text:p>
          </table:table-cell>
          <table:table-cell/>
          <table:table-cell table:formula="of:=CONCATENATE(TEXT([.C45];&quot;0&quot;);TEXT([.D45];&quot;0&quot;);TEXT([.E45];&quot;0&quot;);TEXT([.F45];&quot;0&quot;);TEXT([.G45];&quot;0&quot;);TEXT([.H45];&quot;0&quot;);TEXT([.I45];&quot;0&quot;);TEXT([.J45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ce37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8" table:number-rows-spanned="1">
            <text:p>QUATRE</text:p>
          </table:table-cell>
          <table:covered-table-cell table:number-columns-repeated="7" table:style-name="ce59"/>
          <table:table-cell table:number-columns-repeated="3"/>
        </table:table-row>
        <table:table-row table:style-name="ro1">
          <table:table-cell table:number-columns-repeated="2"/>
          <table:table-cell table:style-name="ce39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39" office:value-type="float" office:value="0" calcext:value-type="float">
            <text:p>0</text:p>
          </table:table-cell>
          <table:table-cell/>
          <table:table-cell table:formula="of:=CONCATENATE(TEXT([.C49];&quot;0&quot;);TEXT([.D49];&quot;0&quot;);TEXT([.E49];&quot;0&quot;);TEXT([.F49];&quot;0&quot;);TEXT([.G49];&quot;0&quot;);TEXT([.H49];&quot;0&quot;);TEXT([.I49];&quot;0&quot;);TEXT([.J49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CONCATENATE(TEXT([.C50];&quot;0&quot;);TEXT([.D50];&quot;0&quot;);TEXT([.E50];&quot;0&quot;);TEXT([.F50];&quot;0&quot;);TEXT([.G50];&quot;0&quot;);TEXT([.H50];&quot;0&quot;);TEXT([.I50];&quot;0&quot;);TEXT([.J50];&quot;0&quot;))" office:value-type="string" office:string-value="00001110" calcext:value-type="string">
            <text:p>0000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CONCATENATE(TEXT([.C51];&quot;0&quot;);TEXT([.D51];&quot;0&quot;);TEXT([.E51];&quot;0&quot;);TEXT([.F51];&quot;0&quot;);TEXT([.G51];&quot;0&quot;);TEXT([.H51];&quot;0&quot;);TEXT([.I51];&quot;0&quot;);TEXT([.J51];&quot;0&quot;))" office:value-type="string" office:string-value="00010110" calcext:value-type="string">
            <text:p>0001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CONCATENATE(TEXT([.C52];&quot;0&quot;);TEXT([.D52];&quot;0&quot;);TEXT([.E52];&quot;0&quot;);TEXT([.F52];&quot;0&quot;);TEXT([.G52];&quot;0&quot;);TEXT([.H52];&quot;0&quot;);TEXT([.I52];&quot;0&quot;);TEXT([.J52];&quot;0&quot;))" office:value-type="string" office:string-value="00100110" calcext:value-type="string">
            <text:p>00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6" table:style-name="ce39" office:value-type="float" office:value="1" calcext:value-type="float">
            <text:p>1</text:p>
          </table:table-cell>
          <table:table-cell/>
          <table:table-cell table:formula="of:=CONCATENATE(TEXT([.C53];&quot;0&quot;);TEXT([.D53];&quot;0&quot;);TEXT([.E53];&quot;0&quot;);TEXT([.F53];&quot;0&quot;);TEXT([.G53];&quot;0&quot;);TEXT([.H53];&quot;0&quot;);TEXT([.I53];&quot;0&quot;);TEXT([.J53];&quot;0&quot;))" office:value-type="string" office:string-value="00111111" calcext:value-type="string">
            <text:p>001111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CONCATENATE(TEXT([.C54];&quot;0&quot;);TEXT([.D54];&quot;0&quot;);TEXT([.E54];&quot;0&quot;);TEXT([.F54];&quot;0&quot;);TEXT([.G54];&quot;0&quot;);TEXT([.H54];&quot;0&quot;);TEXT([.I54];&quot;0&quot;);TEXT([.J54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number-columns-repeated="4" table:style-name="ce39" office:value-type="float" office:value="1" calcext:value-type="float">
            <text:p>1</text:p>
          </table:table-cell>
          <table:table-cell/>
          <table:table-cell table:formula="of:=CONCATENATE(TEXT([.C55];&quot;0&quot;);TEXT([.D55];&quot;0&quot;);TEXT([.E55];&quot;0&quot;);TEXT([.F55];&quot;0&quot;);TEXT([.G55];&quot;0&quot;);TEXT([.H55];&quot;0&quot;);TEXT([.I55];&quot;0&quot;);TEXT([.J55];&quot;0&quot;))" office:value-type="string" office:string-value="00001111" calcext:value-type="string">
            <text:p>000011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39" office:value-type="float" office:value="0" calcext:value-type="float">
            <text:p>0</text:p>
          </table:table-cell>
          <table:table-cell/>
          <table:table-cell table:formula="of:=CONCATENATE(TEXT([.C56];&quot;0&quot;);TEXT([.D56];&quot;0&quot;);TEXT([.E56];&quot;0&quot;);TEXT([.F56];&quot;0&quot;);TEXT([.G56];&quot;0&quot;);TEXT([.H56];&quot;0&quot;);TEXT([.I56];&quot;0&quot;);TEXT([.J56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table:number-columns-repeated="2"/>
          <table:table-cell table:style-name="ce40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8" table:number-rows-spanned="1">
            <text:p>CINQ</text:p>
          </table:table-cell>
          <table:covered-table-cell table:number-columns-repeated="7" table:style-name="ce60"/>
          <table:table-cell table:number-columns-repeated="3"/>
        </table:table-row>
        <table:table-row table:style-name="ro1">
          <table:table-cell table:number-columns-repeated="2"/>
          <table:table-cell table:style-name="ce42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/>
          <table:table-cell table:formula="of:=CONCATENATE(TEXT([.C60];&quot;0&quot;);TEXT([.D60];&quot;0&quot;);TEXT([.E60];&quot;0&quot;);TEXT([.F60];&quot;0&quot;);TEXT([.G60];&quot;0&quot;);TEXT([.H60];&quot;0&quot;);TEXT([.I60];&quot;0&quot;);TEXT([.J60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6" table:style-name="ce42" office:value-type="float" office:value="1" calcext:value-type="float">
            <text:p>1</text:p>
          </table:table-cell>
          <table:table-cell/>
          <table:table-cell table:formula="of:=CONCATENATE(TEXT([.C61];&quot;0&quot;);TEXT([.D61];&quot;0&quot;);TEXT([.E61];&quot;0&quot;);TEXT([.F61];&quot;0&quot;);TEXT([.G61];&quot;0&quot;);TEXT([.H61];&quot;0&quot;);TEXT([.I61];&quot;0&quot;);TEXT([.J61];&quot;0&quot;))" office:value-type="string" office:string-value="00111111" calcext:value-type="string">
            <text:p>001111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/>
          <table:table-cell table:formula="of:=CONCATENATE(TEXT([.C62];&quot;0&quot;);TEXT([.D62];&quot;0&quot;);TEXT([.E62];&quot;0&quot;);TEXT([.F62];&quot;0&quot;);TEXT([.G62];&quot;0&quot;);TEXT([.H62];&quot;0&quot;);TEXT([.I62];&quot;0&quot;);TEXT([.J62];&quot;0&quot;))" office:value-type="string" office:string-value="00110000" calcext:value-type="string">
            <text:p>0011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formula="of:=CONCATENATE(TEXT([.C63];&quot;0&quot;);TEXT([.D63];&quot;0&quot;);TEXT([.E63];&quot;0&quot;);TEXT([.F63];&quot;0&quot;);TEXT([.G63];&quot;0&quot;);TEXT([.H63];&quot;0&quot;);TEXT([.I63];&quot;0&quot;);TEXT([.J63];&quot;0&quot;)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/>
          <table:table-cell table:formula="of:=CONCATENATE(TEXT([.C64];&quot;0&quot;);TEXT([.D64];&quot;0&quot;);TEXT([.E64];&quot;0&quot;);TEXT([.F64];&quot;0&quot;);TEXT([.G64];&quot;0&quot;);TEXT([.H64];&quot;0&quot;);TEXT([.I64];&quot;0&quot;);TEXT([.J64];&quot;0&quot;))" office:value-type="string" office:string-value="00000011" calcext:value-type="string">
            <text:p>0000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/>
          <table:table-cell table:formula="of:=CONCATENATE(TEXT([.C65];&quot;0&quot;);TEXT([.D65];&quot;0&quot;);TEXT([.E65];&quot;0&quot;);TEXT([.F65];&quot;0&quot;);TEXT([.G65];&quot;0&quot;);TEXT([.H65];&quot;0&quot;);TEXT([.I65];&quot;0&quot;);TEXT([.J65];&quot;0&quot;))" office:value-type="string" office:string-value="00110011" calcext:value-type="string">
            <text:p>0011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4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formula="of:=CONCATENATE(TEXT([.C66];&quot;0&quot;);TEXT([.D66];&quot;0&quot;);TEXT([.E66];&quot;0&quot;);TEXT([.F66];&quot;0&quot;);TEXT([.G66];&quot;0&quot;);TEXT([.H66];&quot;0&quot;);TEXT([.I66];&quot;0&quot;);TEXT([.J66];&quot;0&quot;))" office:value-type="string" office:string-value="00011110" calcext:value-type="string">
            <text:p>000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/>
          <table:table-cell table:formula="of:=CONCATENATE(TEXT([.C67];&quot;0&quot;);TEXT([.D67];&quot;0&quot;);TEXT([.E67];&quot;0&quot;);TEXT([.F67];&quot;0&quot;);TEXT([.G67];&quot;0&quot;);TEXT([.H67];&quot;0&quot;);TEXT([.I67];&quot;0&quot;);TEXT([.J67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8" table:number-rows-spanned="1">
            <text:p>SIX</text:p>
          </table:table-cell>
          <table:covered-table-cell table:number-columns-repeated="7" table:style-name="ce61"/>
          <table:table-cell table:number-columns-repeated="3"/>
        </table:table-row>
        <table:table-row table:style-name="ro1">
          <table:table-cell table:number-columns-repeated="2"/>
          <table:table-cell table:style-name="ce44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44" office:value-type="float" office:value="0" calcext:value-type="float">
            <text:p>0</text:p>
          </table:table-cell>
          <table:table-cell/>
          <table:table-cell table:formula="of:=CONCATENATE(TEXT([.C71];&quot;0&quot;);TEXT([.D71];&quot;0&quot;);TEXT([.E71];&quot;0&quot;);TEXT([.F71];&quot;0&quot;);TEXT([.G71];&quot;0&quot;);TEXT([.H71];&quot;0&quot;);TEXT([.I71];&quot;0&quot;);TEXT([.J71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/>
          <table:table-cell table:formula="of:=CONCATENATE(TEXT([.C72];&quot;0&quot;);TEXT([.D72];&quot;0&quot;);TEXT([.E72];&quot;0&quot;);TEXT([.F72];&quot;0&quot;);TEXT([.G72];&quot;0&quot;);TEXT([.H72];&quot;0&quot;);TEXT([.I72];&quot;0&quot;);TEXT([.J72];&quot;0&quot;))" office:value-type="string" office:string-value="00001110" calcext:value-type="string">
            <text:p>0000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/>
          <table:table-cell table:formula="of:=CONCATENATE(TEXT([.C73];&quot;0&quot;);TEXT([.D73];&quot;0&quot;);TEXT([.E73];&quot;0&quot;);TEXT([.F73];&quot;0&quot;);TEXT([.G73];&quot;0&quot;);TEXT([.H73];&quot;0&quot;);TEXT([.I73];&quot;0&quot;);TEXT([.J73];&quot;0&quot;))" office:value-type="string" office:string-value="00011000" calcext:value-type="string">
            <text:p>000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/>
          <table:table-cell table:formula="of:=CONCATENATE(TEXT([.C74];&quot;0&quot;);TEXT([.D74];&quot;0&quot;);TEXT([.E74];&quot;0&quot;);TEXT([.F74];&quot;0&quot;);TEXT([.G74];&quot;0&quot;);TEXT([.H74];&quot;0&quot;);TEXT([.I74];&quot;0&quot;);TEXT([.J74];&quot;0&quot;))" office:value-type="string" office:string-value="00110000" calcext:value-type="string">
            <text:p>0011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5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/>
          <table:table-cell table:formula="of:=CONCATENATE(TEXT([.C75];&quot;0&quot;);TEXT([.D75];&quot;0&quot;);TEXT([.E75];&quot;0&quot;);TEXT([.F75];&quot;0&quot;);TEXT([.G75];&quot;0&quot;);TEXT([.H75];&quot;0&quot;);TEXT([.I75];&quot;0&quot;);TEXT([.J75];&quot;0&quot;)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/>
          <table:table-cell table:formula="of:=CONCATENATE(TEXT([.C76];&quot;0&quot;);TEXT([.D76];&quot;0&quot;);TEXT([.E76];&quot;0&quot;);TEXT([.F76];&quot;0&quot;);TEXT([.G76];&quot;0&quot;);TEXT([.H76];&quot;0&quot;);TEXT([.I76];&quot;0&quot;);TEXT([.J76];&quot;0&quot;))" office:value-type="string" office:string-value="00110011" calcext:value-type="string">
            <text:p>0011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4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/>
          <table:table-cell table:formula="of:=CONCATENATE(TEXT([.C77];&quot;0&quot;);TEXT([.D77];&quot;0&quot;);TEXT([.E77];&quot;0&quot;);TEXT([.F77];&quot;0&quot;);TEXT([.G77];&quot;0&quot;);TEXT([.H77];&quot;0&quot;);TEXT([.I77];&quot;0&quot;);TEXT([.J77];&quot;0&quot;))" office:value-type="string" office:string-value="00011110" calcext:value-type="string">
            <text:p>000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44" office:value-type="float" office:value="0" calcext:value-type="float">
            <text:p>0</text:p>
          </table:table-cell>
          <table:table-cell/>
          <table:table-cell table:formula="of:=CONCATENATE(TEXT([.C78];&quot;0&quot;);TEXT([.D78];&quot;0&quot;);TEXT([.E78];&quot;0&quot;);TEXT([.F78];&quot;0&quot;);TEXT([.G78];&quot;0&quot;);TEXT([.H78];&quot;0&quot;);TEXT([.I78];&quot;0&quot;);TEXT([.J78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2"/>
          <table:table-cell table:style-name="ce45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8" table:number-rows-spanned="1">
            <text:p>SEPT</text:p>
          </table:table-cell>
          <table:covered-table-cell table:number-columns-repeated="7" table:style-name="ce62"/>
          <table:table-cell table:number-columns-repeated="3"/>
        </table:table-row>
        <table:table-row table:style-name="ro1">
          <table:table-cell table:number-columns-repeated="2"/>
          <table:table-cell table:style-name="ce47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48" office:value-type="float" office:value="0" calcext:value-type="float">
            <text:p>0</text:p>
          </table:table-cell>
          <table:table-cell/>
          <table:table-cell table:formula="of:=CONCATENATE(TEXT([.C82];&quot;0&quot;);TEXT([.D82];&quot;0&quot;);TEXT([.E82];&quot;0&quot;);TEXT([.F82];&quot;0&quot;);TEXT([.G82];&quot;0&quot;);TEXT([.H82];&quot;0&quot;);TEXT([.I82];&quot;0&quot;);TEXT([.J82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6" table:style-name="ce48" office:value-type="float" office:value="1" calcext:value-type="float">
            <text:p>1</text:p>
          </table:table-cell>
          <table:table-cell/>
          <table:table-cell table:formula="of:=CONCATENATE(TEXT([.C83];&quot;0&quot;);TEXT([.D83];&quot;0&quot;);TEXT([.E83];&quot;0&quot;);TEXT([.F83];&quot;0&quot;);TEXT([.G83];&quot;0&quot;);TEXT([.H83];&quot;0&quot;);TEXT([.I83];&quot;0&quot;);TEXT([.J83];&quot;0&quot;))" office:value-type="string" office:string-value="00111111" calcext:value-type="string">
            <text:p>001111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/>
          <table:table-cell table:formula="of:=CONCATENATE(TEXT([.C84];&quot;0&quot;);TEXT([.D84];&quot;0&quot;);TEXT([.E84];&quot;0&quot;);TEXT([.F84];&quot;0&quot;);TEXT([.G84];&quot;0&quot;);TEXT([.H84];&quot;0&quot;);TEXT([.I84];&quot;0&quot;);TEXT([.J84];&quot;0&quot;))" office:value-type="string" office:string-value="00110011" calcext:value-type="string">
            <text:p>0011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/>
          <table:table-cell table:formula="of:=CONCATENATE(TEXT([.C85];&quot;0&quot;);TEXT([.D85];&quot;0&quot;);TEXT([.E85];&quot;0&quot;);TEXT([.F85];&quot;0&quot;);TEXT([.G85];&quot;0&quot;);TEXT([.H85];&quot;0&quot;);TEXT([.I85];&quot;0&quot;);TEXT([.J85];&quot;0&quot;))" office:value-type="string" office:string-value="00000011" calcext:value-type="string">
            <text:p>0000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/>
          <table:table-cell table:formula="of:=CONCATENATE(TEXT([.C86];&quot;0&quot;);TEXT([.D86];&quot;0&quot;);TEXT([.E86];&quot;0&quot;);TEXT([.F86];&quot;0&quot;);TEXT([.G86];&quot;0&quot;);TEXT([.H86];&quot;0&quot;);TEXT([.I86];&quot;0&quot;);TEXT([.J86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/>
          <table:table-cell table:formula="of:=CONCATENATE(TEXT([.C87];&quot;0&quot;);TEXT([.D87];&quot;0&quot;);TEXT([.E87];&quot;0&quot;);TEXT([.F87];&quot;0&quot;);TEXT([.G87];&quot;0&quot;);TEXT([.H87];&quot;0&quot;);TEXT([.I87];&quot;0&quot;);TEXT([.J87];&quot;0&quot;))" office:value-type="string" office:string-value="00001100" calcext:value-type="string">
            <text:p>0000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/>
          <table:table-cell table:formula="of:=CONCATENATE(TEXT([.C88];&quot;0&quot;);TEXT([.D88];&quot;0&quot;);TEXT([.E88];&quot;0&quot;);TEXT([.F88];&quot;0&quot;);TEXT([.G88];&quot;0&quot;);TEXT([.H88];&quot;0&quot;);TEXT([.I88];&quot;0&quot;);TEXT([.J88];&quot;0&quot;))" office:value-type="string" office:string-value="00001100" calcext:value-type="string">
            <text:p>0000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48" office:value-type="float" office:value="0" calcext:value-type="float">
            <text:p>0</text:p>
          </table:table-cell>
          <table:table-cell/>
          <table:table-cell table:formula="of:=CONCATENATE(TEXT([.C89];&quot;0&quot;);TEXT([.D89];&quot;0&quot;);TEXT([.E89];&quot;0&quot;);TEXT([.F89];&quot;0&quot;);TEXT([.G89];&quot;0&quot;);TEXT([.H89];&quot;0&quot;);TEXT([.I89];&quot;0&quot;);TEXT([.J89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2"/>
          <table:table-cell table:style-name="ce49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50" office:value-type="string" calcext:value-type="string" table:number-columns-spanned="8" table:number-rows-spanned="1">
            <text:p>HUIT</text:p>
          </table:table-cell>
          <table:covered-table-cell table:number-columns-repeated="7" table:style-name="ce63"/>
          <table:table-cell table:number-columns-repeated="3"/>
        </table:table-row>
        <table:table-row table:style-name="ro1">
          <table:table-cell table:number-columns-repeated="2"/>
          <table:table-cell table:style-name="ce51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/>
          <table:table-cell table:formula="of:=CONCATENATE(TEXT([.C93];&quot;0&quot;);TEXT([.D93];&quot;0&quot;);TEXT([.E93];&quot;0&quot;);TEXT([.F93];&quot;0&quot;);TEXT([.G93];&quot;0&quot;);TEXT([.H93];&quot;0&quot;);TEXT([.I93];&quot;0&quot;);TEXT([.J93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table:formula="of:=CONCATENATE(TEXT([.C94];&quot;0&quot;);TEXT([.D94];&quot;0&quot;);TEXT([.E94];&quot;0&quot;);TEXT([.F94];&quot;0&quot;);TEXT([.G94];&quot;0&quot;);TEXT([.H94];&quot;0&quot;);TEXT([.I94];&quot;0&quot;);TEXT([.J94];&quot;0&quot;))" office:value-type="string" office:string-value="00011110" calcext:value-type="string">
            <text:p>000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/>
          <table:table-cell table:formula="of:=CONCATENATE(TEXT([.C95];&quot;0&quot;);TEXT([.D95];&quot;0&quot;);TEXT([.E95];&quot;0&quot;);TEXT([.F95];&quot;0&quot;);TEXT([.G95];&quot;0&quot;);TEXT([.H95];&quot;0&quot;);TEXT([.I95];&quot;0&quot;);TEXT([.J95];&quot;0&quot;))" office:value-type="string" office:string-value="00110011" calcext:value-type="string">
            <text:p>0011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/>
          <table:table-cell table:formula="of:=CONCATENATE(TEXT([.C96];&quot;0&quot;);TEXT([.D96];&quot;0&quot;);TEXT([.E96];&quot;0&quot;);TEXT([.F96];&quot;0&quot;);TEXT([.G96];&quot;0&quot;);TEXT([.H96];&quot;0&quot;);TEXT([.I96];&quot;0&quot;);TEXT([.J96];&quot;0&quot;))" office:value-type="string" office:string-value="00110011" calcext:value-type="string">
            <text:p>0011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table:formula="of:=CONCATENATE(TEXT([.C97];&quot;0&quot;);TEXT([.D97];&quot;0&quot;);TEXT([.E97];&quot;0&quot;);TEXT([.F97];&quot;0&quot;);TEXT([.G97];&quot;0&quot;);TEXT([.H97];&quot;0&quot;);TEXT([.I97];&quot;0&quot;);TEXT([.J97];&quot;0&quot;))" office:value-type="string" office:string-value="00011110" calcext:value-type="string">
            <text:p>000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/>
          <table:table-cell table:formula="of:=CONCATENATE(TEXT([.C98];&quot;0&quot;);TEXT([.D98];&quot;0&quot;);TEXT([.E98];&quot;0&quot;);TEXT([.F98];&quot;0&quot;);TEXT([.G98];&quot;0&quot;);TEXT([.H98];&quot;0&quot;);TEXT([.I98];&quot;0&quot;);TEXT([.J98];&quot;0&quot;))" office:value-type="string" office:string-value="00110011" calcext:value-type="string">
            <text:p>0011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table:formula="of:=CONCATENATE(TEXT([.C99];&quot;0&quot;);TEXT([.D99];&quot;0&quot;);TEXT([.E99];&quot;0&quot;);TEXT([.F99];&quot;0&quot;);TEXT([.G99];&quot;0&quot;);TEXT([.H99];&quot;0&quot;);TEXT([.I99];&quot;0&quot;);TEXT([.J99];&quot;0&quot;))" office:value-type="string" office:string-value="00011110" calcext:value-type="string">
            <text:p>000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/>
          <table:table-cell table:formula="of:=CONCATENATE(TEXT([.C100];&quot;0&quot;);TEXT([.D100];&quot;0&quot;);TEXT([.E100];&quot;0&quot;);TEXT([.F100];&quot;0&quot;);TEXT([.G100];&quot;0&quot;);TEXT([.H100];&quot;0&quot;);TEXT([.I100];&quot;0&quot;);TEXT([.J100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2"/>
          <table:table-cell table:style-name="ce53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8" table:number-rows-spanned="1">
            <text:p>NEUF</text:p>
          </table:table-cell>
          <table:covered-table-cell table:number-columns-repeated="7" table:style-name="ce64"/>
          <table:table-cell table:number-columns-repeated="3"/>
        </table:table-row>
        <table:table-row table:style-name="ro1">
          <table:table-cell table:number-columns-repeated="2"/>
          <table:table-cell table:style-name="ce55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/>
          <table:table-cell table:formula="of:=CONCATENATE(TEXT([.C104];&quot;0&quot;);TEXT([.D104];&quot;0&quot;);TEXT([.E104];&quot;0&quot;);TEXT([.F104];&quot;0&quot;);TEXT([.G104];&quot;0&quot;);TEXT([.H104];&quot;0&quot;);TEXT([.I104];&quot;0&quot;);TEXT([.J104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/>
          <table:table-cell table:formula="of:=CONCATENATE(TEXT([.C105];&quot;0&quot;);TEXT([.D105];&quot;0&quot;);TEXT([.E105];&quot;0&quot;);TEXT([.F105];&quot;0&quot;);TEXT([.G105];&quot;0&quot;);TEXT([.H105];&quot;0&quot;);TEXT([.I105];&quot;0&quot;);TEXT([.J105];&quot;0&quot;))" office:value-type="string" office:string-value="00011110" calcext:value-type="string">
            <text:p>000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/>
          <table:table-cell table:formula="of:=CONCATENATE(TEXT([.C106];&quot;0&quot;);TEXT([.D106];&quot;0&quot;);TEXT([.E106];&quot;0&quot;);TEXT([.F106];&quot;0&quot;);TEXT([.G106];&quot;0&quot;);TEXT([.H106];&quot;0&quot;);TEXT([.I106];&quot;0&quot;);TEXT([.J106];&quot;0&quot;))" office:value-type="string" office:string-value="00110011" calcext:value-type="string">
            <text:p>0011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number-columns-repeated="5" table:style-name="ce55" office:value-type="float" office:value="1" calcext:value-type="float">
            <text:p>1</text:p>
          </table:table-cell>
          <table:table-cell/>
          <table:table-cell table:formula="of:=CONCATENATE(TEXT([.C107];&quot;0&quot;);TEXT([.D107];&quot;0&quot;);TEXT([.E107];&quot;0&quot;);TEXT([.F107];&quot;0&quot;);TEXT([.G107];&quot;0&quot;);TEXT([.H107];&quot;0&quot;);TEXT([.I107];&quot;0&quot;);TEXT([.J107];&quot;0&quot;))" office:value-type="string" office:string-value="00011111" calcext:value-type="string">
            <text:p>000111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/>
          <table:table-cell table:formula="of:=CONCATENATE(TEXT([.C108];&quot;0&quot;);TEXT([.D108];&quot;0&quot;);TEXT([.E108];&quot;0&quot;);TEXT([.F108];&quot;0&quot;);TEXT([.G108];&quot;0&quot;);TEXT([.H108];&quot;0&quot;);TEXT([.I108];&quot;0&quot;);TEXT([.J108];&quot;0&quot;))" office:value-type="string" office:string-value="00000011" calcext:value-type="string">
            <text:p>0000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/>
          <table:table-cell table:formula="of:=CONCATENATE(TEXT([.C109];&quot;0&quot;);TEXT([.D109];&quot;0&quot;);TEXT([.E109];&quot;0&quot;);TEXT([.F109];&quot;0&quot;);TEXT([.G109];&quot;0&quot;);TEXT([.H109];&quot;0&quot;);TEXT([.I109];&quot;0&quot;);TEXT([.J109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/>
          <table:table-cell table:formula="of:=CONCATENATE(TEXT([.C110];&quot;0&quot;);TEXT([.D110];&quot;0&quot;);TEXT([.E110];&quot;0&quot;);TEXT([.F110];&quot;0&quot;);TEXT([.G110];&quot;0&quot;);TEXT([.H110];&quot;0&quot;);TEXT([.I110];&quot;0&quot;);TEXT([.J110];&quot;0&quot;))" office:value-type="string" office:string-value="00011100" calcext:value-type="string">
            <text:p>000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/>
          <table:table-cell table:formula="of:=CONCATENATE(TEXT([.C111];&quot;0&quot;);TEXT([.D111];&quot;0&quot;);TEXT([.E111];&quot;0&quot;);TEXT([.F111];&quot;0&quot;);TEXT([.G111];&quot;0&quot;);TEXT([.H111];&quot;0&quot;);TEXT([.I111];&quot;0&quot;);TEXT([.J111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2"/>
          <table:table-cell table:style-name="ce56" table:number-columns-repeated="8"/>
          <table:table-cell table:number-columns-repeated="3"/>
        </table:table-row>
        <table:table-row table:style-name="ro2" table:number-rows-repeated="1048463">
          <table:table-cell table:number-columns-repeated="13"/>
        </table:table-row>
        <table:table-row table:style-name="ro2">
          <table:table-cell table:number-columns-repeated="13"/>
        </table:table-row>
        <calcext:conditional-formats>
          <calcext:conditional-format calcext:target-range-address="'NUM 1'.C103:'NUM 1'.J1048576 'NUM 1'.C1:'NUM 1'.J34 'NUM 1'.C47:'NUM 1'.J56 'NUM 1'.C68:'NUM 1'.J68 'NUM 1'.C90:'NUM 1'.J90 'NUM 1'.C81:'NUM 1'.J8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35:'NUM 1'.J4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46:'NUM 1'.J5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58:'NUM 1'.J6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57:'NUM 1'.J6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79:'NUM 1'.J7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69:'NUM 1'.J7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69:'NUM 1'.J7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90:'NUM 1'.J9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80:'NUM 1'.J8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80:'NUM 1'.J8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101:'NUM 1'.J101 'NUM 1'.C92:'NUM 1'.J9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101:'NUM 1'.J10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91:'NUM 1'.J9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91:'NUM 1'.J9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103:'NUM 1'.J1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112:'NUM 1'.J1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102:'NUM 1'.J1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102:'NUM 1'.J1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93:'NUM 1'.J10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93:'NUM 1'.J10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93:'NUM 1'.J10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82:'NUM 1'.J8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82:'NUM 1'.J8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82:'NUM 1'.J8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</calcext:conditional-formats>
      </table:table>
      <table:table table:name="NUM 2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8" table:default-cell-style-name="ce65"/>
        <table:table-column table:style-name="co1" table:default-cell-style-name="Default"/>
        <table:table-column table:style-name="co1" table:default-cell-style-name="ce31"/>
        <table:table-column table:style-name="co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8" table:number-rows-spanned="1">
            <text:p><text:s/>ZERO</text:p>
          </table:table-cell>
          <table:covered-table-cell table:number-columns-repeated="7" table:style-name="ce9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67" office:value-type="float" office:value="0" calcext:value-type="float">
            <text:p>0</text:p>
          </table:table-cell>
          <table:table-cell/>
          <table:table-cell table:formula="of:=CONCATENATE(TEXT([.C5];&quot;0&quot;);TEXT([.D5];&quot;0&quot;);TEXT([.E5];&quot;0&quot;);TEXT([.F5];&quot;0&quot;);TEXT([.G5];&quot;0&quot;);TEXT([.H5];&quot;0&quot;);TEXT([.I5];&quot;0&quot;);TEXT([.J5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/>
          <table:table-cell table:formula="of:=CONCATENATE(TEXT([.C6];&quot;0&quot;);TEXT([.D6];&quot;0&quot;);TEXT([.E6];&quot;0&quot;);TEXT([.F6];&quot;0&quot;);TEXT([.G6];&quot;0&quot;);TEXT([.H6];&quot;0&quot;);TEXT([.I6];&quot;0&quot;);TEXT([.J6];&quot;0&quot;))" office:value-type="string" office:string-value="00011100" calcext:value-type="string">
            <text:p>00011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formula="of:=CONCATENATE(TEXT([.C7];&quot;0&quot;);TEXT([.D7];&quot;0&quot;);TEXT([.E7];&quot;0&quot;);TEXT([.F7];&quot;0&quot;);TEXT([.G7];&quot;0&quot;);TEXT([.H7];&quot;0&quot;);TEXT([.I7];&quot;0&quot;);TEXT([.J7];&quot;0&quot;))" office:value-type="string" office:string-value="00100010" calcext:value-type="string">
            <text:p>001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formula="of:=CONCATENATE(TEXT([.C8];&quot;0&quot;);TEXT([.D8];&quot;0&quot;);TEXT([.E8];&quot;0&quot;);TEXT([.F8];&quot;0&quot;);TEXT([.G8];&quot;0&quot;);TEXT([.H8];&quot;0&quot;);TEXT([.I8];&quot;0&quot;);TEXT([.J8];&quot;0&quot;))" office:value-type="string" office:string-value="00100010" calcext:value-type="string">
            <text:p>001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67" office:value-type="float" office:value="0" calcext:value-type="float">
            <text:p>0</text:p>
          </table:table-cell>
          <table:table-cell/>
          <table:table-cell table:formula="of:=CONCATENATE(TEXT([.C9];&quot;0&quot;);TEXT([.D9];&quot;0&quot;);TEXT([.E9];&quot;0&quot;);TEXT([.F9];&quot;0&quot;);TEXT([.G9];&quot;0&quot;);TEXT([.H9];&quot;0&quot;);TEXT([.I9];&quot;0&quot;);TEXT([.J9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formula="of:=CONCATENATE(TEXT([.C10];&quot;0&quot;);TEXT([.D10];&quot;0&quot;);TEXT([.E10];&quot;0&quot;);TEXT([.F10];&quot;0&quot;);TEXT([.G10];&quot;0&quot;);TEXT([.H10];&quot;0&quot;);TEXT([.I10];&quot;0&quot;);TEXT([.J10];&quot;0&quot;))" office:value-type="string" office:string-value="00100010" calcext:value-type="string">
            <text:p>001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formula="of:=CONCATENATE(TEXT([.C11];&quot;0&quot;);TEXT([.D11];&quot;0&quot;);TEXT([.E11];&quot;0&quot;);TEXT([.F11];&quot;0&quot;);TEXT([.G11];&quot;0&quot;);TEXT([.H11];&quot;0&quot;);TEXT([.I11];&quot;0&quot;);TEXT([.J11];&quot;0&quot;))" office:value-type="string" office:string-value="00100010" calcext:value-type="string">
            <text:p>001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/>
          <table:table-cell table:formula="of:=CONCATENATE(TEXT([.C12];&quot;0&quot;);TEXT([.D12];&quot;0&quot;);TEXT([.E12];&quot;0&quot;);TEXT([.F12];&quot;0&quot;);TEXT([.G12];&quot;0&quot;);TEXT([.H12];&quot;0&quot;);TEXT([.I12];&quot;0&quot;);TEXT([.J12];&quot;0&quot;))" office:value-type="string" office:string-value="00011100" calcext:value-type="string">
            <text:p>00011100</text:p>
          </table:table-cell>
          <table:table-cell table:style-name="ce3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8" table:number-rows-spanned="1">
            <text:p>UN</text:p>
          </table:table-cell>
          <table:covered-table-cell table:number-columns-repeated="7" table:style-name="ce9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68" office:value-type="float" office:value="0" calcext:value-type="float">
            <text:p>0</text:p>
          </table:table-cell>
          <table:table-cell/>
          <table:table-cell table:formula="of:=CONCATENATE(TEXT([.C16];&quot;0&quot;);TEXT([.D16];&quot;0&quot;);TEXT([.E16];&quot;0&quot;);TEXT([.F16];&quot;0&quot;);TEXT([.G16];&quot;0&quot;);TEXT([.H16];&quot;0&quot;);TEXT([.I16];&quot;0&quot;);TEXT([.J16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formula="of:=CONCATENATE(TEXT([.C17];&quot;0&quot;);TEXT([.D17];&quot;0&quot;);TEXT([.E17];&quot;0&quot;);TEXT([.F17];&quot;0&quot;);TEXT([.G17];&quot;0&quot;);TEXT([.H17];&quot;0&quot;);TEXT([.I17];&quot;0&quot;);TEXT([.J17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formula="of:=CONCATENATE(TEXT([.C18];&quot;0&quot;);TEXT([.D18];&quot;0&quot;);TEXT([.E18];&quot;0&quot;);TEXT([.F18];&quot;0&quot;);TEXT([.G18];&quot;0&quot;);TEXT([.H18];&quot;0&quot;);TEXT([.I18];&quot;0&quot;);TEXT([.J18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formula="of:=CONCATENATE(TEXT([.C19];&quot;0&quot;);TEXT([.D19];&quot;0&quot;);TEXT([.E19];&quot;0&quot;);TEXT([.F19];&quot;0&quot;);TEXT([.G19];&quot;0&quot;);TEXT([.H19];&quot;0&quot;);TEXT([.I19];&quot;0&quot;);TEXT([.J19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formula="of:=CONCATENATE(TEXT([.C20];&quot;0&quot;);TEXT([.D20];&quot;0&quot;);TEXT([.E20];&quot;0&quot;);TEXT([.F20];&quot;0&quot;);TEXT([.G20];&quot;0&quot;);TEXT([.H20];&quot;0&quot;);TEXT([.I20];&quot;0&quot;);TEXT([.J20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formula="of:=CONCATENATE(TEXT([.C21];&quot;0&quot;);TEXT([.D21];&quot;0&quot;);TEXT([.E21];&quot;0&quot;);TEXT([.F21];&quot;0&quot;);TEXT([.G21];&quot;0&quot;);TEXT([.H21];&quot;0&quot;);TEXT([.I21];&quot;0&quot;);TEXT([.J21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formula="of:=CONCATENATE(TEXT([.C22];&quot;0&quot;);TEXT([.D22];&quot;0&quot;);TEXT([.E22];&quot;0&quot;);TEXT([.F22];&quot;0&quot;);TEXT([.G22];&quot;0&quot;);TEXT([.H22];&quot;0&quot;);TEXT([.I22];&quot;0&quot;);TEXT([.J22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formula="of:=CONCATENATE(TEXT([.C23];&quot;0&quot;);TEXT([.D23];&quot;0&quot;);TEXT([.E23];&quot;0&quot;);TEXT([.F23];&quot;0&quot;);TEXT([.G23];&quot;0&quot;);TEXT([.H23];&quot;0&quot;);TEXT([.I23];&quot;0&quot;);TEXT([.J23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8" table:number-rows-spanned="1">
            <text:p>DEUX</text:p>
          </table:table-cell>
          <table:covered-table-cell table:number-columns-repeated="7" table:style-name="ce9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69" office:value-type="float" office:value="0" calcext:value-type="float">
            <text:p>0</text:p>
          </table:table-cell>
          <table:table-cell/>
          <table:table-cell table:formula="of:=CONCATENATE(TEXT([.C27];&quot;0&quot;);TEXT([.D27];&quot;0&quot;);TEXT([.E27];&quot;0&quot;);TEXT([.F27];&quot;0&quot;);TEXT([.G27];&quot;0&quot;);TEXT([.H27];&quot;0&quot;);TEXT([.I27];&quot;0&quot;);TEXT([.J27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3"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table:formula="of:=CONCATENATE(TEXT([.C28];&quot;0&quot;);TEXT([.D28];&quot;0&quot;);TEXT([.E28];&quot;0&quot;);TEXT([.F28];&quot;0&quot;);TEXT([.G28];&quot;0&quot;);TEXT([.H28];&quot;0&quot;);TEXT([.I28];&quot;0&quot;);TEXT([.J28];&quot;0&quot;))" office:value-type="string" office:string-value="00011100" calcext:value-type="string">
            <text:p>00011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table:formula="of:=CONCATENATE(TEXT([.C29];&quot;0&quot;);TEXT([.D29];&quot;0&quot;);TEXT([.E29];&quot;0&quot;);TEXT([.F29];&quot;0&quot;);TEXT([.G29];&quot;0&quot;);TEXT([.H29];&quot;0&quot;);TEXT([.I29];&quot;0&quot;);TEXT([.J29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table:formula="of:=CONCATENATE(TEXT([.C30];&quot;0&quot;);TEXT([.D30];&quot;0&quot;);TEXT([.E30];&quot;0&quot;);TEXT([.F30];&quot;0&quot;);TEXT([.G30];&quot;0&quot;);TEXT([.H30];&quot;0&quot;);TEXT([.I30];&quot;0&quot;);TEXT([.J30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3"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table:formula="of:=CONCATENATE(TEXT([.C31];&quot;0&quot;);TEXT([.D31];&quot;0&quot;);TEXT([.E31];&quot;0&quot;);TEXT([.F31];&quot;0&quot;);TEXT([.G31];&quot;0&quot;);TEXT([.H31];&quot;0&quot;);TEXT([.I31];&quot;0&quot;);TEXT([.J31];&quot;0&quot;))" office:value-type="string" office:string-value="00011100" calcext:value-type="string">
            <text:p>00011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table:formula="of:=CONCATENATE(TEXT([.C32];&quot;0&quot;);TEXT([.D32];&quot;0&quot;);TEXT([.E32];&quot;0&quot;);TEXT([.F32];&quot;0&quot;);TEXT([.G32];&quot;0&quot;);TEXT([.H32];&quot;0&quot;);TEXT([.I32];&quot;0&quot;);TEXT([.J32];&quot;0&quot;))" office:value-type="string" office:string-value="00100000" calcext:value-type="string">
            <text:p>001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table:formula="of:=CONCATENATE(TEXT([.C33];&quot;0&quot;);TEXT([.D33];&quot;0&quot;);TEXT([.E33];&quot;0&quot;);TEXT([.F33];&quot;0&quot;);TEXT([.G33];&quot;0&quot;);TEXT([.H33];&quot;0&quot;);TEXT([.I33];&quot;0&quot;);TEXT([.J33];&quot;0&quot;))" office:value-type="string" office:string-value="00100000" calcext:value-type="string">
            <text:p>001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3"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table:formula="of:=CONCATENATE(TEXT([.C34];&quot;0&quot;);TEXT([.D34];&quot;0&quot;);TEXT([.E34];&quot;0&quot;);TEXT([.F34];&quot;0&quot;);TEXT([.G34];&quot;0&quot;);TEXT([.H34];&quot;0&quot;);TEXT([.I34];&quot;0&quot;);TEXT([.J34];&quot;0&quot;))" office:value-type="string" office:string-value="00011100" calcext:value-type="string">
            <text:p>00011100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ce70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71" office:value-type="string" calcext:value-type="string" table:number-columns-spanned="8" table:number-rows-spanned="1">
            <text:p>TROIS</text:p>
          </table:table-cell>
          <table:covered-table-cell table:number-columns-repeated="7" table:style-name="ce98"/>
          <table:table-cell table:number-columns-repeated="3"/>
        </table:table-row>
        <table:table-row table:style-name="ro1">
          <table:table-cell table:number-columns-repeated="2"/>
          <table:table-cell table:style-name="ce70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7" table:style-name="ce99" office:value-type="float" office:value="0" calcext:value-type="float">
            <text:p>0</text:p>
          </table:table-cell>
          <table:table-cell/>
          <table:table-cell table:formula="of:=CONCATENATE(TEXT([.C38];&quot;0&quot;);TEXT([.D38];&quot;0&quot;);TEXT([.E38];&quot;0&quot;);TEXT([.F38];&quot;0&quot;);TEXT([.G38];&quot;0&quot;);TEXT([.H38];&quot;0&quot;);TEXT([.I38];&quot;0&quot;);TEXT([.J38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3"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formula="of:=CONCATENATE(TEXT([.C39];&quot;0&quot;);TEXT([.D39];&quot;0&quot;);TEXT([.E39];&quot;0&quot;);TEXT([.F39];&quot;0&quot;);TEXT([.G39];&quot;0&quot;);TEXT([.H39];&quot;0&quot;);TEXT([.I39];&quot;0&quot;);TEXT([.J39];&quot;0&quot;))" office:value-type="string" office:string-value="00011100" calcext:value-type="string">
            <text:p>00011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5"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formula="of:=CONCATENATE(TEXT([.C40];&quot;0&quot;);TEXT([.D40];&quot;0&quot;);TEXT([.E40];&quot;0&quot;);TEXT([.F40];&quot;0&quot;);TEXT([.G40];&quot;0&quot;);TEXT([.H40];&quot;0&quot;);TEXT([.I40];&quot;0&quot;);TEXT([.J40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5"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formula="of:=CONCATENATE(TEXT([.C41];&quot;0&quot;);TEXT([.D41];&quot;0&quot;);TEXT([.E41];&quot;0&quot;);TEXT([.F41];&quot;0&quot;);TEXT([.G41];&quot;0&quot;);TEXT([.H41];&quot;0&quot;);TEXT([.I41];&quot;0&quot;);TEXT([.J41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3"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formula="of:=CONCATENATE(TEXT([.C42];&quot;0&quot;);TEXT([.D42];&quot;0&quot;);TEXT([.E42];&quot;0&quot;);TEXT([.F42];&quot;0&quot;);TEXT([.G42];&quot;0&quot;);TEXT([.H42];&quot;0&quot;);TEXT([.I42];&quot;0&quot;);TEXT([.J42];&quot;0&quot;))" office:value-type="string" office:string-value="00011100" calcext:value-type="string">
            <text:p>00011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5"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formula="of:=CONCATENATE(TEXT([.C43];&quot;0&quot;);TEXT([.D43];&quot;0&quot;);TEXT([.E43];&quot;0&quot;);TEXT([.F43];&quot;0&quot;);TEXT([.G43];&quot;0&quot;);TEXT([.H43];&quot;0&quot;);TEXT([.I43];&quot;0&quot;);TEXT([.J43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5"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formula="of:=CONCATENATE(TEXT([.C44];&quot;0&quot;);TEXT([.D44];&quot;0&quot;);TEXT([.E44];&quot;0&quot;);TEXT([.F44];&quot;0&quot;);TEXT([.G44];&quot;0&quot;);TEXT([.H44];&quot;0&quot;);TEXT([.I44];&quot;0&quot;);TEXT([.J44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3"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formula="of:=CONCATENATE(TEXT([.C45];&quot;0&quot;);TEXT([.D45];&quot;0&quot;);TEXT([.E45];&quot;0&quot;);TEXT([.F45];&quot;0&quot;);TEXT([.G45];&quot;0&quot;);TEXT([.H45];&quot;0&quot;);TEXT([.I45];&quot;0&quot;);TEXT([.J45];&quot;0&quot;))" office:value-type="string" office:string-value="00011100" calcext:value-type="string">
            <text:p>00011100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ce73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74" office:value-type="string" calcext:value-type="string" table:number-columns-spanned="8" table:number-rows-spanned="1">
            <text:p>QUATRE</text:p>
          </table:table-cell>
          <table:covered-table-cell table:number-columns-repeated="7" table:style-name="ce100"/>
          <table:table-cell table:number-columns-repeated="3"/>
        </table:table-row>
        <table:table-row table:style-name="ro1">
          <table:table-cell table:number-columns-repeated="2"/>
          <table:table-cell table:style-name="ce75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76" office:value-type="float" office:value="0" calcext:value-type="float">
            <text:p>0</text:p>
          </table:table-cell>
          <table:table-cell/>
          <table:table-cell table:formula="of:=CONCATENATE(TEXT([.C49];&quot;0&quot;);TEXT([.D49];&quot;0&quot;);TEXT([.E49];&quot;0&quot;);TEXT([.F49];&quot;0&quot;);TEXT([.G49];&quot;0&quot;);TEXT([.H49];&quot;0&quot;);TEXT([.I49];&quot;0&quot;);TEXT([.J49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76" office:value-type="float" office:value="0" calcext:value-type="float">
            <text:p>0</text:p>
          </table:table-cell>
          <table:table-cell/>
          <table:table-cell table:formula="of:=CONCATENATE(TEXT([.C50];&quot;0&quot;);TEXT([.D50];&quot;0&quot;);TEXT([.E50];&quot;0&quot;);TEXT([.F50];&quot;0&quot;);TEXT([.G50];&quot;0&quot;);TEXT([.H50];&quot;0&quot;);TEXT([.I50];&quot;0&quot;);TEXT([.J50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/>
          <table:table-cell table:formula="of:=CONCATENATE(TEXT([.C51];&quot;0&quot;);TEXT([.D51];&quot;0&quot;);TEXT([.E51];&quot;0&quot;);TEXT([.F51];&quot;0&quot;);TEXT([.G51];&quot;0&quot;);TEXT([.H51];&quot;0&quot;);TEXT([.I51];&quot;0&quot;);TEXT([.J51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/>
          <table:table-cell table:formula="of:=CONCATENATE(TEXT([.C52];&quot;0&quot;);TEXT([.D52];&quot;0&quot;);TEXT([.E52];&quot;0&quot;);TEXT([.F52];&quot;0&quot;);TEXT([.G52];&quot;0&quot;);TEXT([.H52];&quot;0&quot;);TEXT([.I52];&quot;0&quot;);TEXT([.J52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/>
          <table:table-cell table:formula="of:=CONCATENATE(TEXT([.C53];&quot;0&quot;);TEXT([.D53];&quot;0&quot;);TEXT([.E53];&quot;0&quot;);TEXT([.F53];&quot;0&quot;);TEXT([.G53];&quot;0&quot;);TEXT([.H53];&quot;0&quot;);TEXT([.I53];&quot;0&quot;);TEXT([.J53];&quot;0&quot;))" office:value-type="string" office:string-value="00011100" calcext:value-type="string">
            <text:p>000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/>
          <table:table-cell table:formula="of:=CONCATENATE(TEXT([.C54];&quot;0&quot;);TEXT([.D54];&quot;0&quot;);TEXT([.E54];&quot;0&quot;);TEXT([.F54];&quot;0&quot;);TEXT([.G54];&quot;0&quot;);TEXT([.H54];&quot;0&quot;);TEXT([.I54];&quot;0&quot;);TEXT([.J54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/>
          <table:table-cell table:formula="of:=CONCATENATE(TEXT([.C55];&quot;0&quot;);TEXT([.D55];&quot;0&quot;);TEXT([.E55];&quot;0&quot;);TEXT([.F55];&quot;0&quot;);TEXT([.G55];&quot;0&quot;);TEXT([.H55];&quot;0&quot;);TEXT([.I55];&quot;0&quot;);TEXT([.J55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76" office:value-type="float" office:value="0" calcext:value-type="float">
            <text:p>0</text:p>
          </table:table-cell>
          <table:table-cell/>
          <table:table-cell table:formula="of:=CONCATENATE(TEXT([.C56];&quot;0&quot;);TEXT([.D56];&quot;0&quot;);TEXT([.E56];&quot;0&quot;);TEXT([.F56];&quot;0&quot;);TEXT([.G56];&quot;0&quot;);TEXT([.H56];&quot;0&quot;);TEXT([.I56];&quot;0&quot;);TEXT([.J56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table:number-columns-repeated="2"/>
          <table:table-cell table:style-name="ce77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78" office:value-type="string" calcext:value-type="string" table:number-columns-spanned="8" table:number-rows-spanned="1">
            <text:p>CINQ</text:p>
          </table:table-cell>
          <table:covered-table-cell table:number-columns-repeated="7" table:style-name="ce101"/>
          <table:table-cell table:number-columns-repeated="3"/>
        </table:table-row>
        <table:table-row table:style-name="ro1">
          <table:table-cell table:number-columns-repeated="2"/>
          <table:table-cell table:style-name="ce79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/>
          <table:table-cell table:formula="of:=CONCATENATE(TEXT([.C60];&quot;0&quot;);TEXT([.D60];&quot;0&quot;);TEXT([.E60];&quot;0&quot;);TEXT([.F60];&quot;0&quot;);TEXT([.G60];&quot;0&quot;);TEXT([.H60];&quot;0&quot;);TEXT([.I60];&quot;0&quot;);TEXT([.J60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/>
          <table:table-cell table:formula="of:=CONCATENATE(TEXT([.C61];&quot;0&quot;);TEXT([.D61];&quot;0&quot;);TEXT([.E61];&quot;0&quot;);TEXT([.F61];&quot;0&quot;);TEXT([.G61];&quot;0&quot;);TEXT([.H61];&quot;0&quot;);TEXT([.I61];&quot;0&quot;);TEXT([.J61];&quot;0&quot;))" office:value-type="string" office:string-value="00011100" calcext:value-type="string">
            <text:p>000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/>
          <table:table-cell table:formula="of:=CONCATENATE(TEXT([.C62];&quot;0&quot;);TEXT([.D62];&quot;0&quot;);TEXT([.E62];&quot;0&quot;);TEXT([.F62];&quot;0&quot;);TEXT([.G62];&quot;0&quot;);TEXT([.H62];&quot;0&quot;);TEXT([.I62];&quot;0&quot;);TEXT([.J62];&quot;0&quot;))" office:value-type="string" office:string-value="00100000" calcext:value-type="string">
            <text:p>00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/>
          <table:table-cell table:formula="of:=CONCATENATE(TEXT([.C63];&quot;0&quot;);TEXT([.D63];&quot;0&quot;);TEXT([.E63];&quot;0&quot;);TEXT([.F63];&quot;0&quot;);TEXT([.G63];&quot;0&quot;);TEXT([.H63];&quot;0&quot;);TEXT([.I63];&quot;0&quot;);TEXT([.J63];&quot;0&quot;))" office:value-type="string" office:string-value="00100000" calcext:value-type="string">
            <text:p>00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/>
          <table:table-cell table:formula="of:=CONCATENATE(TEXT([.C64];&quot;0&quot;);TEXT([.D64];&quot;0&quot;);TEXT([.E64];&quot;0&quot;);TEXT([.F64];&quot;0&quot;);TEXT([.G64];&quot;0&quot;);TEXT([.H64];&quot;0&quot;);TEXT([.I64];&quot;0&quot;);TEXT([.J64];&quot;0&quot;))" office:value-type="string" office:string-value="00011100" calcext:value-type="string">
            <text:p>000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/>
          <table:table-cell table:formula="of:=CONCATENATE(TEXT([.C65];&quot;0&quot;);TEXT([.D65];&quot;0&quot;);TEXT([.E65];&quot;0&quot;);TEXT([.F65];&quot;0&quot;);TEXT([.G65];&quot;0&quot;);TEXT([.H65];&quot;0&quot;);TEXT([.I65];&quot;0&quot;);TEXT([.J65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/>
          <table:table-cell table:formula="of:=CONCATENATE(TEXT([.C66];&quot;0&quot;);TEXT([.D66];&quot;0&quot;);TEXT([.E66];&quot;0&quot;);TEXT([.F66];&quot;0&quot;);TEXT([.G66];&quot;0&quot;);TEXT([.H66];&quot;0&quot;);TEXT([.I66];&quot;0&quot;);TEXT([.J66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/>
          <table:table-cell table:formula="of:=CONCATENATE(TEXT([.C67];&quot;0&quot;);TEXT([.D67];&quot;0&quot;);TEXT([.E67];&quot;0&quot;);TEXT([.F67];&quot;0&quot;);TEXT([.G67];&quot;0&quot;);TEXT([.H67];&quot;0&quot;);TEXT([.I67];&quot;0&quot;);TEXT([.J67];&quot;0&quot;))" office:value-type="string" office:string-value="00011100" calcext:value-type="string">
            <text:p>0001110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 table:number-columns-repeated="2"/>
          <table:table-cell table:style-name="ce81" office:value-type="string" calcext:value-type="string" table:number-columns-spanned="8" table:number-rows-spanned="1">
            <text:p>SIX</text:p>
          </table:table-cell>
          <table:covered-table-cell table:number-columns-repeated="7" table:style-name="ce102"/>
          <table:table-cell table:number-columns-repeated="3"/>
        </table:table-row>
        <table:table-row table:style-name="ro1">
          <table:table-cell table:number-columns-repeated="2"/>
          <table:table-cell table:style-name="ce82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83" office:value-type="float" office:value="0" calcext:value-type="float">
            <text:p>0</text:p>
          </table:table-cell>
          <table:table-cell/>
          <table:table-cell table:formula="of:=CONCATENATE(TEXT([.C71];&quot;0&quot;);TEXT([.D71];&quot;0&quot;);TEXT([.E71];&quot;0&quot;);TEXT([.F71];&quot;0&quot;);TEXT([.G71];&quot;0&quot;);TEXT([.H71];&quot;0&quot;);TEXT([.I71];&quot;0&quot;);TEXT([.J71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/>
          <table:table-cell table:formula="of:=CONCATENATE(TEXT([.C72];&quot;0&quot;);TEXT([.D72];&quot;0&quot;);TEXT([.E72];&quot;0&quot;);TEXT([.F72];&quot;0&quot;);TEXT([.G72];&quot;0&quot;);TEXT([.H72];&quot;0&quot;);TEXT([.I72];&quot;0&quot;);TEXT([.J72];&quot;0&quot;))" office:value-type="string" office:string-value="00011100" calcext:value-type="string">
            <text:p>000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5" table:style-name="ce83" office:value-type="float" office:value="0" calcext:value-type="float">
            <text:p>0</text:p>
          </table:table-cell>
          <table:table-cell/>
          <table:table-cell table:formula="of:=CONCATENATE(TEXT([.C73];&quot;0&quot;);TEXT([.D73];&quot;0&quot;);TEXT([.E73];&quot;0&quot;);TEXT([.F73];&quot;0&quot;);TEXT([.G73];&quot;0&quot;);TEXT([.H73];&quot;0&quot;);TEXT([.I73];&quot;0&quot;);TEXT([.J73];&quot;0&quot;))" office:value-type="string" office:string-value="00100000" calcext:value-type="string">
            <text:p>00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5" table:style-name="ce83" office:value-type="float" office:value="0" calcext:value-type="float">
            <text:p>0</text:p>
          </table:table-cell>
          <table:table-cell/>
          <table:table-cell table:formula="of:=CONCATENATE(TEXT([.C74];&quot;0&quot;);TEXT([.D74];&quot;0&quot;);TEXT([.E74];&quot;0&quot;);TEXT([.F74];&quot;0&quot;);TEXT([.G74];&quot;0&quot;);TEXT([.H74];&quot;0&quot;);TEXT([.I74];&quot;0&quot;);TEXT([.J74];&quot;0&quot;))" office:value-type="string" office:string-value="00100000" calcext:value-type="string">
            <text:p>00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/>
          <table:table-cell table:formula="of:=CONCATENATE(TEXT([.C75];&quot;0&quot;);TEXT([.D75];&quot;0&quot;);TEXT([.E75];&quot;0&quot;);TEXT([.F75];&quot;0&quot;);TEXT([.G75];&quot;0&quot;);TEXT([.H75];&quot;0&quot;);TEXT([.I75];&quot;0&quot;);TEXT([.J75];&quot;0&quot;))" office:value-type="string" office:string-value="00011100" calcext:value-type="string">
            <text:p>000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/>
          <table:table-cell table:formula="of:=CONCATENATE(TEXT([.C76];&quot;0&quot;);TEXT([.D76];&quot;0&quot;);TEXT([.E76];&quot;0&quot;);TEXT([.F76];&quot;0&quot;);TEXT([.G76];&quot;0&quot;);TEXT([.H76];&quot;0&quot;);TEXT([.I76];&quot;0&quot;);TEXT([.J76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/>
          <table:table-cell table:formula="of:=CONCATENATE(TEXT([.C77];&quot;0&quot;);TEXT([.D77];&quot;0&quot;);TEXT([.E77];&quot;0&quot;);TEXT([.F77];&quot;0&quot;);TEXT([.G77];&quot;0&quot;);TEXT([.H77];&quot;0&quot;);TEXT([.I77];&quot;0&quot;);TEXT([.J77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/>
          <table:table-cell table:formula="of:=CONCATENATE(TEXT([.C78];&quot;0&quot;);TEXT([.D78];&quot;0&quot;);TEXT([.E78];&quot;0&quot;);TEXT([.F78];&quot;0&quot;);TEXT([.G78];&quot;0&quot;);TEXT([.H78];&quot;0&quot;);TEXT([.I78];&quot;0&quot;);TEXT([.J78];&quot;0&quot;))" office:value-type="string" office:string-value="00011100" calcext:value-type="string">
            <text:p>00011100</text:p>
          </table:table-cell>
          <table:table-cell/>
        </table:table-row>
        <table:table-row table:style-name="ro2">
          <table:table-cell table:number-columns-repeated="2"/>
          <table:table-cell table:style-name="ce84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85" office:value-type="string" calcext:value-type="string" table:number-columns-spanned="8" table:number-rows-spanned="1">
            <text:p>SEPT</text:p>
          </table:table-cell>
          <table:covered-table-cell table:number-columns-repeated="7" table:style-name="ce103"/>
          <table:table-cell table:number-columns-repeated="3"/>
        </table:table-row>
        <table:table-row table:style-name="ro1">
          <table:table-cell table:number-columns-repeated="2"/>
          <table:table-cell table:style-name="ce86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87" office:value-type="float" office:value="0" calcext:value-type="float">
            <text:p>0</text:p>
          </table:table-cell>
          <table:table-cell/>
          <table:table-cell table:formula="of:=CONCATENATE(TEXT([.C82];&quot;0&quot;);TEXT([.D82];&quot;0&quot;);TEXT([.E82];&quot;0&quot;);TEXT([.F82];&quot;0&quot;);TEXT([.G82];&quot;0&quot;);TEXT([.H82];&quot;0&quot;);TEXT([.I82];&quot;0&quot;);TEXT([.J82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number-columns-repeated="3"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/>
          <table:table-cell table:formula="of:=CONCATENATE(TEXT([.C83];&quot;0&quot;);TEXT([.D83];&quot;0&quot;);TEXT([.E83];&quot;0&quot;);TEXT([.F83];&quot;0&quot;);TEXT([.G83];&quot;0&quot;);TEXT([.H83];&quot;0&quot;);TEXT([.I83];&quot;0&quot;);TEXT([.J83];&quot;0&quot;))" office:value-type="string" office:string-value="00011100" calcext:value-type="string">
            <text:p>000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formula="of:=CONCATENATE(TEXT([.C84];&quot;0&quot;);TEXT([.D84];&quot;0&quot;);TEXT([.E84];&quot;0&quot;);TEXT([.F84];&quot;0&quot;);TEXT([.G84];&quot;0&quot;);TEXT([.H84];&quot;0&quot;);TEXT([.I84];&quot;0&quot;);TEXT([.J84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formula="of:=CONCATENATE(TEXT([.C85];&quot;0&quot;);TEXT([.D85];&quot;0&quot;);TEXT([.E85];&quot;0&quot;);TEXT([.F85];&quot;0&quot;);TEXT([.G85];&quot;0&quot;);TEXT([.H85];&quot;0&quot;);TEXT([.I85];&quot;0&quot;);TEXT([.J85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87" office:value-type="float" office:value="0" calcext:value-type="float">
            <text:p>0</text:p>
          </table:table-cell>
          <table:table-cell/>
          <table:table-cell table:formula="of:=CONCATENATE(TEXT([.C86];&quot;0&quot;);TEXT([.D86];&quot;0&quot;);TEXT([.E86];&quot;0&quot;);TEXT([.F86];&quot;0&quot;);TEXT([.G86];&quot;0&quot;);TEXT([.H86];&quot;0&quot;);TEXT([.I86];&quot;0&quot;);TEXT([.J86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formula="of:=CONCATENATE(TEXT([.C87];&quot;0&quot;);TEXT([.D87];&quot;0&quot;);TEXT([.E87];&quot;0&quot;);TEXT([.F87];&quot;0&quot;);TEXT([.G87];&quot;0&quot;);TEXT([.H87];&quot;0&quot;);TEXT([.I87];&quot;0&quot;);TEXT([.J87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formula="of:=CONCATENATE(TEXT([.C88];&quot;0&quot;);TEXT([.D88];&quot;0&quot;);TEXT([.E88];&quot;0&quot;);TEXT([.F88];&quot;0&quot;);TEXT([.G88];&quot;0&quot;);TEXT([.H88];&quot;0&quot;);TEXT([.I88];&quot;0&quot;);TEXT([.J88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87" office:value-type="float" office:value="0" calcext:value-type="float">
            <text:p>0</text:p>
          </table:table-cell>
          <table:table-cell/>
          <table:table-cell table:formula="of:=CONCATENATE(TEXT([.C89];&quot;0&quot;);TEXT([.D89];&quot;0&quot;);TEXT([.E89];&quot;0&quot;);TEXT([.F89];&quot;0&quot;);TEXT([.G89];&quot;0&quot;);TEXT([.H89];&quot;0&quot;);TEXT([.I89];&quot;0&quot;);TEXT([.J89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2"/>
          <table:table-cell table:style-name="ce88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8" table:number-rows-spanned="1">
            <text:p>HUIT</text:p>
          </table:table-cell>
          <table:covered-table-cell table:number-columns-repeated="7" table:style-name="ce104"/>
          <table:table-cell table:number-columns-repeated="3"/>
        </table:table-row>
        <table:table-row table:style-name="ro1">
          <table:table-cell table:number-columns-repeated="2"/>
          <table:table-cell table:style-name="ce90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91" office:value-type="float" office:value="0" calcext:value-type="float">
            <text:p>0</text:p>
          </table:table-cell>
          <table:table-cell/>
          <table:table-cell table:formula="of:=CONCATENATE(TEXT([.C93];&quot;0&quot;);TEXT([.D93];&quot;0&quot;);TEXT([.E93];&quot;0&quot;);TEXT([.F93];&quot;0&quot;);TEXT([.G93];&quot;0&quot;);TEXT([.H93];&quot;0&quot;);TEXT([.I93];&quot;0&quot;);TEXT([.J93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" table:style-name="ce91" office:value-type="float" office:value="1" calcext:value-type="float">
            <text:p>1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/>
          <table:table-cell table:formula="of:=CONCATENATE(TEXT([.C94];&quot;0&quot;);TEXT([.D94];&quot;0&quot;);TEXT([.E94];&quot;0&quot;);TEXT([.F94];&quot;0&quot;);TEXT([.G94];&quot;0&quot;);TEXT([.H94];&quot;0&quot;);TEXT([.I94];&quot;0&quot;);TEXT([.J94];&quot;0&quot;))" office:value-type="string" office:string-value="00011100" calcext:value-type="string">
            <text:p>000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/>
          <table:table-cell table:formula="of:=CONCATENATE(TEXT([.C95];&quot;0&quot;);TEXT([.D95];&quot;0&quot;);TEXT([.E95];&quot;0&quot;);TEXT([.F95];&quot;0&quot;);TEXT([.G95];&quot;0&quot;);TEXT([.H95];&quot;0&quot;);TEXT([.I95];&quot;0&quot;);TEXT([.J95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/>
          <table:table-cell table:formula="of:=CONCATENATE(TEXT([.C96];&quot;0&quot;);TEXT([.D96];&quot;0&quot;);TEXT([.E96];&quot;0&quot;);TEXT([.F96];&quot;0&quot;);TEXT([.G96];&quot;0&quot;);TEXT([.H96];&quot;0&quot;);TEXT([.I96];&quot;0&quot;);TEXT([.J96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" table:style-name="ce91" office:value-type="float" office:value="1" calcext:value-type="float">
            <text:p>1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/>
          <table:table-cell table:formula="of:=CONCATENATE(TEXT([.C97];&quot;0&quot;);TEXT([.D97];&quot;0&quot;);TEXT([.E97];&quot;0&quot;);TEXT([.F97];&quot;0&quot;);TEXT([.G97];&quot;0&quot;);TEXT([.H97];&quot;0&quot;);TEXT([.I97];&quot;0&quot;);TEXT([.J97];&quot;0&quot;))" office:value-type="string" office:string-value="00011100" calcext:value-type="string">
            <text:p>000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/>
          <table:table-cell table:formula="of:=CONCATENATE(TEXT([.C98];&quot;0&quot;);TEXT([.D98];&quot;0&quot;);TEXT([.E98];&quot;0&quot;);TEXT([.F98];&quot;0&quot;);TEXT([.G98];&quot;0&quot;);TEXT([.H98];&quot;0&quot;);TEXT([.I98];&quot;0&quot;);TEXT([.J98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/>
          <table:table-cell table:formula="of:=CONCATENATE(TEXT([.C99];&quot;0&quot;);TEXT([.D99];&quot;0&quot;);TEXT([.E99];&quot;0&quot;);TEXT([.F99];&quot;0&quot;);TEXT([.G99];&quot;0&quot;);TEXT([.H99];&quot;0&quot;);TEXT([.I99];&quot;0&quot;);TEXT([.J99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" table:style-name="ce91" office:value-type="float" office:value="1" calcext:value-type="float">
            <text:p>1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/>
          <table:table-cell table:formula="of:=CONCATENATE(TEXT([.C100];&quot;0&quot;);TEXT([.D100];&quot;0&quot;);TEXT([.E100];&quot;0&quot;);TEXT([.F100];&quot;0&quot;);TEXT([.G100];&quot;0&quot;);TEXT([.H100];&quot;0&quot;);TEXT([.I100];&quot;0&quot;);TEXT([.J100];&quot;0&quot;))" office:value-type="string" office:string-value="00011100" calcext:value-type="string">
            <text:p>00011100</text:p>
          </table:table-cell>
          <table:table-cell/>
        </table:table-row>
        <table:table-row table:style-name="ro2">
          <table:table-cell table:number-columns-repeated="2"/>
          <table:table-cell table:style-name="ce92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93" office:value-type="string" calcext:value-type="string" table:number-columns-spanned="8" table:number-rows-spanned="1">
            <text:p>NEUF</text:p>
          </table:table-cell>
          <table:covered-table-cell table:number-columns-repeated="7" table:style-name="ce105"/>
          <table:table-cell table:number-columns-repeated="3"/>
        </table:table-row>
        <table:table-row table:style-name="ro1">
          <table:table-cell table:number-columns-repeated="2"/>
          <table:table-cell table:style-name="ce94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95" office:value-type="float" office:value="0" calcext:value-type="float">
            <text:p>0</text:p>
          </table:table-cell>
          <table:table-cell/>
          <table:table-cell table:formula="of:=CONCATENATE(TEXT([.C104];&quot;0&quot;);TEXT([.D104];&quot;0&quot;);TEXT([.E104];&quot;0&quot;);TEXT([.F104];&quot;0&quot;);TEXT([.G104];&quot;0&quot;);TEXT([.H104];&quot;0&quot;);TEXT([.I104];&quot;0&quot;);TEXT([.J104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/>
          <table:table-cell table:formula="of:=CONCATENATE(TEXT([.C105];&quot;0&quot;);TEXT([.D105];&quot;0&quot;);TEXT([.E105];&quot;0&quot;);TEXT([.F105];&quot;0&quot;);TEXT([.G105];&quot;0&quot;);TEXT([.H105];&quot;0&quot;);TEXT([.I105];&quot;0&quot;);TEXT([.J105];&quot;0&quot;))" office:value-type="string" office:string-value="00011100" calcext:value-type="string">
            <text:p>000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/>
          <table:table-cell table:formula="of:=CONCATENATE(TEXT([.C106];&quot;0&quot;);TEXT([.D106];&quot;0&quot;);TEXT([.E106];&quot;0&quot;);TEXT([.F106];&quot;0&quot;);TEXT([.G106];&quot;0&quot;);TEXT([.H106];&quot;0&quot;);TEXT([.I106];&quot;0&quot;);TEXT([.J106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/>
          <table:table-cell table:formula="of:=CONCATENATE(TEXT([.C107];&quot;0&quot;);TEXT([.D107];&quot;0&quot;);TEXT([.E107];&quot;0&quot;);TEXT([.F107];&quot;0&quot;);TEXT([.G107];&quot;0&quot;);TEXT([.H107];&quot;0&quot;);TEXT([.I107];&quot;0&quot;);TEXT([.J107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/>
          <table:table-cell table:formula="of:=CONCATENATE(TEXT([.C108];&quot;0&quot;);TEXT([.D108];&quot;0&quot;);TEXT([.E108];&quot;0&quot;);TEXT([.F108];&quot;0&quot;);TEXT([.G108];&quot;0&quot;);TEXT([.H108];&quot;0&quot;);TEXT([.I108];&quot;0&quot;);TEXT([.J108];&quot;0&quot;))" office:value-type="string" office:string-value="00011100" calcext:value-type="string">
            <text:p>000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/>
          <table:table-cell table:formula="of:=CONCATENATE(TEXT([.C109];&quot;0&quot;);TEXT([.D109];&quot;0&quot;);TEXT([.E109];&quot;0&quot;);TEXT([.F109];&quot;0&quot;);TEXT([.G109];&quot;0&quot;);TEXT([.H109];&quot;0&quot;);TEXT([.I109];&quot;0&quot;);TEXT([.J109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/>
          <table:table-cell table:formula="of:=CONCATENATE(TEXT([.C110];&quot;0&quot;);TEXT([.D110];&quot;0&quot;);TEXT([.E110];&quot;0&quot;);TEXT([.F110];&quot;0&quot;);TEXT([.G110];&quot;0&quot;);TEXT([.H110];&quot;0&quot;);TEXT([.I110];&quot;0&quot;);TEXT([.J110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/>
          <table:table-cell table:formula="of:=CONCATENATE(TEXT([.C111];&quot;0&quot;);TEXT([.D111];&quot;0&quot;);TEXT([.E111];&quot;0&quot;);TEXT([.F111];&quot;0&quot;);TEXT([.G111];&quot;0&quot;);TEXT([.H111];&quot;0&quot;);TEXT([.I111];&quot;0&quot;);TEXT([.J111];&quot;0&quot;))" office:value-type="string" office:string-value="00011100" calcext:value-type="string">
            <text:p>00011100</text:p>
          </table:table-cell>
          <table:table-cell/>
        </table:table-row>
        <table:table-row table:style-name="ro2">
          <table:table-cell table:number-columns-repeated="2"/>
          <table:table-cell table:style-name="ce96" table:number-columns-repeated="8"/>
          <table:table-cell table:number-columns-repeated="3"/>
        </table:table-row>
        <table:table-row table:style-name="ro2" table:number-rows-repeated="1048463">
          <table:table-cell table:number-columns-repeated="13"/>
        </table:table-row>
        <table:table-row table:style-name="ro2">
          <table:table-cell table:number-columns-repeated="13"/>
        </table:table-row>
        <calcext:conditional-formats>
          <calcext:conditional-format calcext:target-range-address="'NUM 2'.C112:'NUM 2'.J1048576 'NUM 2'.C13:'NUM 2'.J16 'NUM 2'.C47:'NUM 2'.J56 'NUM 2'.C68:'NUM 2'.J68 'NUM 2'.C90:'NUM 2'.J90 'NUM 2'.C81:'NUM 2'.J81 'NUM 2'.C1:'NUM 2'.J4 'NUM 2'.C24:'NUM 2'.J27 'NUM 2'.C17:'NUM 2'.D23 'NUM 2'.J17:'NUM 2'.J23 'NUM 2'.C28:'NUM 2'.D34 'NUM 2'.J28:'NUM 2'.J34 'NUM 2'.C103:'NUM 2'.J10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35:'NUM 2'.J3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46:'NUM 2'.J5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58:'NUM 2'.J5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57:'NUM 2'.J5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79:'NUM 2'.J7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69:'NUM 2'.J7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69:'NUM 2'.J7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90:'NUM 2'.J9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80:'NUM 2'.J8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80:'NUM 2'.J8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101:'NUM 2'.J101 'NUM 2'.C92:'NUM 2'.J9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101:'NUM 2'.J10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91:'NUM 2'.J9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91:'NUM 2'.J9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112:'NUM 2'.J112 'NUM 2'.C103:'NUM 2'.J10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112:'NUM 2'.J1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102:'NUM 2'.J10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102:'NUM 2'.J10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5:'NUM 2'.J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E17:'NUM 2'.I2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E28:'NUM 2'.I3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38:'NUM 2'.C4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D38:'NUM 2'.J4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60:'NUM 2'.J6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60:'NUM 2'.J6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71:'NUM 2'.J7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71:'NUM 2'.J7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82:'NUM 2'.J8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82:'NUM 2'.J8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93:'NUM 2'.J10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93:'NUM 2'.J10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104:'NUM 2'.J1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104:'NUM 2'.J1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20:48:51.798333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5:37:59.700542765</meta:creation-date>
    <dc:date>2018-02-03T20:58:06.646354769</dc:date>
    <meta:editing-duration>PT2H34M42S</meta:editing-duration>
    <meta:editing-cycles>42</meta:editing-cycles>
    <meta:generator>LibreOffice/5.2.7.2$Linux_ARM_EABI LibreOffice_project/528e71104c3fcc3637004cef595401b05295414c</meta:generator>
    <meta:document-statistic meta:table-count="3" meta:cell-count="2430" meta:object-count="0"/>
  </office:meta>
</office:document-meta>
</file>